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95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5.52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10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/>
      <table:table table:name="wo_g_confusion_sv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2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26" table:default-cell-style-name="ce6"/>
        <table:table-row table:style-name="ro1">
          <table:table-cell table:number-columns-repeated="29"/>
          <table:table-cell table:style-name="ce2"/>
          <table:table-cell table:style-name="ce4"/>
          <table:table-cell table:style-name="ce7" table:number-columns-repeated="25"/>
        </table:table-row>
        <table:table-row table:style-name="ro2">
          <table:table-cell table:number-columns-repeated="29"/>
          <table:table-cell table:style-name="ce2" office:value-type="string" calcext:value-type="string" table:number-columns-spanned="1" table:number-rows-spanned="2">
            <text:p>ACTUAL</text:p>
          </table:table-cell>
          <table:table-cell table:style-name="ce4" office:value-type="string" calcext:value-type="string" table:number-columns-spanned="26" table:number-rows-spanned="1">
            <text:p>PREDICTED</text:p>
          </table:table-cell>
          <table:covered-table-cell table:number-columns-repeated="25" table:style-name="ce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UM</text:p>
          </table:table-cell>
          <table:table-cell/>
          <table:covered-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</text:p>
          </table:table-cell>
          <table:table-cell table:style-name="ce5" table:formula="of:=IF([.B4]/[.$AB4]=0;&quot;&quot;;[.B4]/[.$AB4])" office:value-type="float" office:value="0.619047619047619" calcext:value-type="float">
            <text:p>0.62</text:p>
          </table:table-cell>
          <table:table-cell table:formula="of:=IF([.C4]/[.$AB4]=0;&quot;&quot;;[.C4]/[.$AB4])">
            <text:p/>
          </table:table-cell>
          <table:table-cell table:formula="of:=IF([.D4]/[.$AB4]=0;&quot;&quot;;[.D4]/[.$AB4])">
            <text:p/>
          </table:table-cell>
          <table:table-cell table:formula="of:=IF([.E4]/[.$AB4]=0;&quot;&quot;;[.E4]/[.$AB4])">
            <text:p/>
          </table:table-cell>
          <table:table-cell table:formula="of:=IF([.F4]/[.$AB4]=0;&quot;&quot;;[.F4]/[.$AB4])">
            <text:p/>
          </table:table-cell>
          <table:table-cell table:formula="of:=IF([.G4]/[.$AB4]=0;&quot;&quot;;[.G4]/[.$AB4])">
            <text:p/>
          </table:table-cell>
          <table:table-cell table:formula="of:=IF([.H4]/[.$AB4]=0;&quot;&quot;;[.H4]/[.$AB4])">
            <text:p/>
          </table:table-cell>
          <table:table-cell table:formula="of:=IF([.I4]/[.$AB4]=0;&quot;&quot;;[.I4]/[.$AB4])">
            <text:p/>
          </table:table-cell>
          <table:table-cell table:formula="of:=IF([.J4]/[.$AB4]=0;&quot;&quot;;[.J4]/[.$AB4])">
            <text:p/>
          </table:table-cell>
          <table:table-cell table:formula="of:=IF([.K4]/[.$AB4]=0;&quot;&quot;;[.K4]/[.$AB4])">
            <text:p/>
          </table:table-cell>
          <table:table-cell table:formula="of:=IF([.L4]/[.$AB4]=0;&quot;&quot;;[.L4]/[.$AB4])">
            <text:p/>
          </table:table-cell>
          <table:table-cell table:formula="of:=IF([.M4]/[.$AB4]=0;&quot;&quot;;[.M4]/[.$AB4])">
            <text:p/>
          </table:table-cell>
          <table:table-cell table:formula="of:=IF([.N4]/[.$AB4]=0;&quot;&quot;;[.N4]/[.$AB4])">
            <text:p/>
          </table:table-cell>
          <table:table-cell table:formula="of:=IF([.O4]/[.$AB4]=0;&quot;&quot;;[.O4]/[.$AB4])">
            <text:p/>
          </table:table-cell>
          <table:table-cell table:formula="of:=IF([.P4]/[.$AB4]=0;&quot;&quot;;[.P4]/[.$AB4])">
            <text:p/>
          </table:table-cell>
          <table:table-cell table:formula="of:=IF([.Q4]/[.$AB4]=0;&quot;&quot;;[.Q4]/[.$AB4])">
            <text:p/>
          </table:table-cell>
          <table:table-cell table:formula="of:=IF([.R4]/[.$AB4]=0;&quot;&quot;;[.R4]/[.$AB4])">
            <text:p/>
          </table:table-cell>
          <table:table-cell table:formula="of:=IF([.S4]/[.$AB4]=0;&quot;&quot;;[.S4]/[.$AB4])">
            <text:p/>
          </table:table-cell>
          <table:table-cell table:formula="of:=IF([.T4]/[.$AB4]=0;&quot;&quot;;[.T4]/[.$AB4])" office:value-type="float" office:value="0.0952380952380952" calcext:value-type="float">
            <text:p>0.10</text:p>
          </table:table-cell>
          <table:table-cell table:formula="of:=IF([.U4]/[.$AB4]=0;&quot;&quot;;[.U4]/[.$AB4])" office:value-type="float" office:value="0.285714285714286" calcext:value-type="float">
            <text:p>0.29</text:p>
          </table:table-cell>
          <table:table-cell table:formula="of:=IF([.V4]/[.$AB4]=0;&quot;&quot;;[.V4]/[.$AB4])">
            <text:p/>
          </table:table-cell>
          <table:table-cell table:formula="of:=IF([.W4]/[.$AB4]=0;&quot;&quot;;[.W4]/[.$AB4])">
            <text:p/>
          </table:table-cell>
          <table:table-cell table:formula="of:=IF([.X4]/[.$AB4]=0;&quot;&quot;;[.X4]/[.$AB4])">
            <text:p/>
          </table:table-cell>
          <table:table-cell table:formula="of:=IF([.Y4]/[.$AB4]=0;&quot;&quot;;[.Y4]/[.$AB4])">
            <text:p/>
          </table:table-cell>
          <table:table-cell table:formula="of:=IF([.Z4]/[.$AB4]=0;&quot;&quot;;[.Z4]/[.$AB4])">
            <text:p/>
          </table:table-cell>
          <table:table-cell table:formula="of:=IF([.AA4]/[.$AB4]=0;&quot;&quot;;[.AA4]/[.$AB4])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</text:p>
          </table:table-cell>
          <table:table-cell table:formula="of:=IF([.B5]/[.$AB5]=0;&quot;&quot;;[.B5]/[.$AB5])" office:value-type="float" office:value="0.1" calcext:value-type="float">
            <text:p>0.10</text:p>
          </table:table-cell>
          <table:table-cell table:style-name="ce5" table:formula="of:=IF([.C5]/[.$AB5]=0;&quot;&quot;;[.C5]/[.$AB5])" office:value-type="float" office:value="0.9" calcext:value-type="float">
            <text:p>0.90</text:p>
          </table:table-cell>
          <table:table-cell table:formula="of:=IF([.D5]/[.$AB5]=0;&quot;&quot;;[.D5]/[.$AB5])">
            <text:p/>
          </table:table-cell>
          <table:table-cell table:formula="of:=IF([.E5]/[.$AB5]=0;&quot;&quot;;[.E5]/[.$AB5])">
            <text:p/>
          </table:table-cell>
          <table:table-cell table:formula="of:=IF([.F5]/[.$AB5]=0;&quot;&quot;;[.F5]/[.$AB5])">
            <text:p/>
          </table:table-cell>
          <table:table-cell table:formula="of:=IF([.G5]/[.$AB5]=0;&quot;&quot;;[.G5]/[.$AB5])">
            <text:p/>
          </table:table-cell>
          <table:table-cell table:formula="of:=IF([.H5]/[.$AB5]=0;&quot;&quot;;[.H5]/[.$AB5])">
            <text:p/>
          </table:table-cell>
          <table:table-cell table:formula="of:=IF([.I5]/[.$AB5]=0;&quot;&quot;;[.I5]/[.$AB5])">
            <text:p/>
          </table:table-cell>
          <table:table-cell table:formula="of:=IF([.J5]/[.$AB5]=0;&quot;&quot;;[.J5]/[.$AB5])">
            <text:p/>
          </table:table-cell>
          <table:table-cell table:formula="of:=IF([.K5]/[.$AB5]=0;&quot;&quot;;[.K5]/[.$AB5])">
            <text:p/>
          </table:table-cell>
          <table:table-cell table:formula="of:=IF([.L5]/[.$AB5]=0;&quot;&quot;;[.L5]/[.$AB5])">
            <text:p/>
          </table:table-cell>
          <table:table-cell table:formula="of:=IF([.M5]/[.$AB5]=0;&quot;&quot;;[.M5]/[.$AB5])">
            <text:p/>
          </table:table-cell>
          <table:table-cell table:formula="of:=IF([.N5]/[.$AB5]=0;&quot;&quot;;[.N5]/[.$AB5])">
            <text:p/>
          </table:table-cell>
          <table:table-cell table:formula="of:=IF([.O5]/[.$AB5]=0;&quot;&quot;;[.O5]/[.$AB5])">
            <text:p/>
          </table:table-cell>
          <table:table-cell table:formula="of:=IF([.P5]/[.$AB5]=0;&quot;&quot;;[.P5]/[.$AB5])">
            <text:p/>
          </table:table-cell>
          <table:table-cell table:formula="of:=IF([.Q5]/[.$AB5]=0;&quot;&quot;;[.Q5]/[.$AB5])">
            <text:p/>
          </table:table-cell>
          <table:table-cell table:formula="of:=IF([.R5]/[.$AB5]=0;&quot;&quot;;[.R5]/[.$AB5])">
            <text:p/>
          </table:table-cell>
          <table:table-cell table:formula="of:=IF([.S5]/[.$AB5]=0;&quot;&quot;;[.S5]/[.$AB5])">
            <text:p/>
          </table:table-cell>
          <table:table-cell table:formula="of:=IF([.T5]/[.$AB5]=0;&quot;&quot;;[.T5]/[.$AB5])">
            <text:p/>
          </table:table-cell>
          <table:table-cell table:formula="of:=IF([.U5]/[.$AB5]=0;&quot;&quot;;[.U5]/[.$AB5])">
            <text:p/>
          </table:table-cell>
          <table:table-cell table:formula="of:=IF([.V5]/[.$AB5]=0;&quot;&quot;;[.V5]/[.$AB5])">
            <text:p/>
          </table:table-cell>
          <table:table-cell table:formula="of:=IF([.W5]/[.$AB5]=0;&quot;&quot;;[.W5]/[.$AB5])">
            <text:p/>
          </table:table-cell>
          <table:table-cell table:formula="of:=IF([.X5]/[.$AB5]=0;&quot;&quot;;[.X5]/[.$AB5])">
            <text:p/>
          </table:table-cell>
          <table:table-cell table:formula="of:=IF([.Y5]/[.$AB5]=0;&quot;&quot;;[.Y5]/[.$AB5])">
            <text:p/>
          </table:table-cell>
          <table:table-cell table:formula="of:=IF([.Z5]/[.$AB5]=0;&quot;&quot;;[.Z5]/[.$AB5])">
            <text:p/>
          </table:table-cell>
          <table:table-cell table:formula="of:=IF([.AA5]/[.$AB5]=0;&quot;&quot;;[.AA5]/[.$AB5])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</text:p>
          </table:table-cell>
          <table:table-cell table:formula="of:=IF([.B6]/[.$AB6]=0;&quot;&quot;;[.B6]/[.$AB6])">
            <text:p/>
          </table:table-cell>
          <table:table-cell table:formula="of:=IF([.C6]/[.$AB6]=0;&quot;&quot;;[.C6]/[.$AB6])">
            <text:p/>
          </table:table-cell>
          <table:table-cell table:style-name="ce5" table:formula="of:=IF([.D6]/[.$AB6]=0;&quot;&quot;;[.D6]/[.$AB6])" office:value-type="float" office:value="0.461538461538462" calcext:value-type="float">
            <text:p>0.46</text:p>
          </table:table-cell>
          <table:table-cell table:formula="of:=IF([.E6]/[.$AB6]=0;&quot;&quot;;[.E6]/[.$AB6])">
            <text:p/>
          </table:table-cell>
          <table:table-cell table:formula="of:=IF([.F6]/[.$AB6]=0;&quot;&quot;;[.F6]/[.$AB6])" office:value-type="float" office:value="0.307692307692308" calcext:value-type="float">
            <text:p>0.31</text:p>
          </table:table-cell>
          <table:table-cell table:formula="of:=IF([.G6]/[.$AB6]=0;&quot;&quot;;[.G6]/[.$AB6])">
            <text:p/>
          </table:table-cell>
          <table:table-cell table:formula="of:=IF([.H6]/[.$AB6]=0;&quot;&quot;;[.H6]/[.$AB6])">
            <text:p/>
          </table:table-cell>
          <table:table-cell table:formula="of:=IF([.I6]/[.$AB6]=0;&quot;&quot;;[.I6]/[.$AB6])">
            <text:p/>
          </table:table-cell>
          <table:table-cell table:formula="of:=IF([.J6]/[.$AB6]=0;&quot;&quot;;[.J6]/[.$AB6])">
            <text:p/>
          </table:table-cell>
          <table:table-cell table:formula="of:=IF([.K6]/[.$AB6]=0;&quot;&quot;;[.K6]/[.$AB6])">
            <text:p/>
          </table:table-cell>
          <table:table-cell table:formula="of:=IF([.L6]/[.$AB6]=0;&quot;&quot;;[.L6]/[.$AB6])">
            <text:p/>
          </table:table-cell>
          <table:table-cell table:formula="of:=IF([.M6]/[.$AB6]=0;&quot;&quot;;[.M6]/[.$AB6])">
            <text:p/>
          </table:table-cell>
          <table:table-cell table:formula="of:=IF([.N6]/[.$AB6]=0;&quot;&quot;;[.N6]/[.$AB6])">
            <text:p/>
          </table:table-cell>
          <table:table-cell table:formula="of:=IF([.O6]/[.$AB6]=0;&quot;&quot;;[.O6]/[.$AB6])" office:value-type="float" office:value="0.0769230769230769" calcext:value-type="float">
            <text:p>0.08</text:p>
          </table:table-cell>
          <table:table-cell table:formula="of:=IF([.P6]/[.$AB6]=0;&quot;&quot;;[.P6]/[.$AB6])" office:value-type="float" office:value="0.153846153846154" calcext:value-type="float">
            <text:p>0.15</text:p>
          </table:table-cell>
          <table:table-cell table:formula="of:=IF([.Q6]/[.$AB6]=0;&quot;&quot;;[.Q6]/[.$AB6])">
            <text:p/>
          </table:table-cell>
          <table:table-cell table:formula="of:=IF([.R6]/[.$AB6]=0;&quot;&quot;;[.R6]/[.$AB6])">
            <text:p/>
          </table:table-cell>
          <table:table-cell table:formula="of:=IF([.S6]/[.$AB6]=0;&quot;&quot;;[.S6]/[.$AB6])">
            <text:p/>
          </table:table-cell>
          <table:table-cell table:formula="of:=IF([.T6]/[.$AB6]=0;&quot;&quot;;[.T6]/[.$AB6])">
            <text:p/>
          </table:table-cell>
          <table:table-cell table:formula="of:=IF([.U6]/[.$AB6]=0;&quot;&quot;;[.U6]/[.$AB6])">
            <text:p/>
          </table:table-cell>
          <table:table-cell table:formula="of:=IF([.V6]/[.$AB6]=0;&quot;&quot;;[.V6]/[.$AB6])">
            <text:p/>
          </table:table-cell>
          <table:table-cell table:formula="of:=IF([.W6]/[.$AB6]=0;&quot;&quot;;[.W6]/[.$AB6])">
            <text:p/>
          </table:table-cell>
          <table:table-cell table:formula="of:=IF([.X6]/[.$AB6]=0;&quot;&quot;;[.X6]/[.$AB6])">
            <text:p/>
          </table:table-cell>
          <table:table-cell table:formula="of:=IF([.Y6]/[.$AB6]=0;&quot;&quot;;[.Y6]/[.$AB6])">
            <text:p/>
          </table:table-cell>
          <table:table-cell table:formula="of:=IF([.Z6]/[.$AB6]=0;&quot;&quot;;[.Z6]/[.$AB6])">
            <text:p/>
          </table:table-cell>
          <table:table-cell table:formula="of:=IF([.AA6]/[.$AB6]=0;&quot;&quot;;[.AA6]/[.$AB6])">
            <text:p/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</text:p>
          </table:table-cell>
          <table:table-cell table:formula="of:=IF([.B7]/[.$AB7]=0;&quot;&quot;;[.B7]/[.$AB7])">
            <text:p/>
          </table:table-cell>
          <table:table-cell table:formula="of:=IF([.C7]/[.$AB7]=0;&quot;&quot;;[.C7]/[.$AB7])">
            <text:p/>
          </table:table-cell>
          <table:table-cell table:formula="of:=IF([.D7]/[.$AB7]=0;&quot;&quot;;[.D7]/[.$AB7])">
            <text:p/>
          </table:table-cell>
          <table:table-cell table:style-name="ce5" table:formula="of:=IF([.E7]/[.$AB7]=0;&quot;&quot;;[.E7]/[.$AB7])" office:value-type="float" office:value="0.944444444444444" calcext:value-type="float">
            <text:p>0.94</text:p>
          </table:table-cell>
          <table:table-cell table:formula="of:=IF([.F7]/[.$AB7]=0;&quot;&quot;;[.F7]/[.$AB7])">
            <text:p/>
          </table:table-cell>
          <table:table-cell table:formula="of:=IF([.G7]/[.$AB7]=0;&quot;&quot;;[.G7]/[.$AB7])">
            <text:p/>
          </table:table-cell>
          <table:table-cell table:formula="of:=IF([.H7]/[.$AB7]=0;&quot;&quot;;[.H7]/[.$AB7])">
            <text:p/>
          </table:table-cell>
          <table:table-cell table:formula="of:=IF([.I7]/[.$AB7]=0;&quot;&quot;;[.I7]/[.$AB7])">
            <text:p/>
          </table:table-cell>
          <table:table-cell table:formula="of:=IF([.J7]/[.$AB7]=0;&quot;&quot;;[.J7]/[.$AB7])">
            <text:p/>
          </table:table-cell>
          <table:table-cell table:formula="of:=IF([.K7]/[.$AB7]=0;&quot;&quot;;[.K7]/[.$AB7])">
            <text:p/>
          </table:table-cell>
          <table:table-cell table:formula="of:=IF([.L7]/[.$AB7]=0;&quot;&quot;;[.L7]/[.$AB7])">
            <text:p/>
          </table:table-cell>
          <table:table-cell table:formula="of:=IF([.M7]/[.$AB7]=0;&quot;&quot;;[.M7]/[.$AB7])">
            <text:p/>
          </table:table-cell>
          <table:table-cell table:formula="of:=IF([.N7]/[.$AB7]=0;&quot;&quot;;[.N7]/[.$AB7])">
            <text:p/>
          </table:table-cell>
          <table:table-cell table:formula="of:=IF([.O7]/[.$AB7]=0;&quot;&quot;;[.O7]/[.$AB7])">
            <text:p/>
          </table:table-cell>
          <table:table-cell table:formula="of:=IF([.P7]/[.$AB7]=0;&quot;&quot;;[.P7]/[.$AB7])">
            <text:p/>
          </table:table-cell>
          <table:table-cell table:formula="of:=IF([.Q7]/[.$AB7]=0;&quot;&quot;;[.Q7]/[.$AB7])">
            <text:p/>
          </table:table-cell>
          <table:table-cell table:formula="of:=IF([.R7]/[.$AB7]=0;&quot;&quot;;[.R7]/[.$AB7])">
            <text:p/>
          </table:table-cell>
          <table:table-cell table:formula="of:=IF([.S7]/[.$AB7]=0;&quot;&quot;;[.S7]/[.$AB7])">
            <text:p/>
          </table:table-cell>
          <table:table-cell table:formula="of:=IF([.T7]/[.$AB7]=0;&quot;&quot;;[.T7]/[.$AB7])">
            <text:p/>
          </table:table-cell>
          <table:table-cell table:formula="of:=IF([.U7]/[.$AB7]=0;&quot;&quot;;[.U7]/[.$AB7])">
            <text:p/>
          </table:table-cell>
          <table:table-cell table:formula="of:=IF([.V7]/[.$AB7]=0;&quot;&quot;;[.V7]/[.$AB7])">
            <text:p/>
          </table:table-cell>
          <table:table-cell table:formula="of:=IF([.W7]/[.$AB7]=0;&quot;&quot;;[.W7]/[.$AB7])">
            <text:p/>
          </table:table-cell>
          <table:table-cell table:formula="of:=IF([.X7]/[.$AB7]=0;&quot;&quot;;[.X7]/[.$AB7])">
            <text:p/>
          </table:table-cell>
          <table:table-cell table:formula="of:=IF([.Y7]/[.$AB7]=0;&quot;&quot;;[.Y7]/[.$AB7])" office:value-type="float" office:value="0.0555555555555556" calcext:value-type="float">
            <text:p>0.06</text:p>
          </table:table-cell>
          <table:table-cell table:formula="of:=IF([.Z7]/[.$AB7]=0;&quot;&quot;;[.Z7]/[.$AB7])">
            <text:p/>
          </table:table-cell>
          <table:table-cell table:formula="of:=IF([.AA7]/[.$AB7]=0;&quot;&quot;;[.AA7]/[.$AB7])">
            <text:p/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</text:p>
          </table:table-cell>
          <table:table-cell table:formula="of:=IF([.B8]/[.$AB8]=0;&quot;&quot;;[.B8]/[.$AB8])" office:value-type="float" office:value="0.0714285714285714" calcext:value-type="float">
            <text:p>0.07</text:p>
          </table:table-cell>
          <table:table-cell table:formula="of:=IF([.C8]/[.$AB8]=0;&quot;&quot;;[.C8]/[.$AB8])">
            <text:p/>
          </table:table-cell>
          <table:table-cell table:formula="of:=IF([.D8]/[.$AB8]=0;&quot;&quot;;[.D8]/[.$AB8])">
            <text:p/>
          </table:table-cell>
          <table:table-cell table:formula="of:=IF([.E8]/[.$AB8]=0;&quot;&quot;;[.E8]/[.$AB8])">
            <text:p/>
          </table:table-cell>
          <table:table-cell table:style-name="ce5" table:formula="of:=IF([.F8]/[.$AB8]=0;&quot;&quot;;[.F8]/[.$AB8])" office:value-type="float" office:value="0.642857142857143" calcext:value-type="float">
            <text:p>0.64</text:p>
          </table:table-cell>
          <table:table-cell table:formula="of:=IF([.G8]/[.$AB8]=0;&quot;&quot;;[.G8]/[.$AB8])">
            <text:p/>
          </table:table-cell>
          <table:table-cell table:formula="of:=IF([.H8]/[.$AB8]=0;&quot;&quot;;[.H8]/[.$AB8])">
            <text:p/>
          </table:table-cell>
          <table:table-cell table:formula="of:=IF([.I8]/[.$AB8]=0;&quot;&quot;;[.I8]/[.$AB8])">
            <text:p/>
          </table:table-cell>
          <table:table-cell table:formula="of:=IF([.J8]/[.$AB8]=0;&quot;&quot;;[.J8]/[.$AB8])">
            <text:p/>
          </table:table-cell>
          <table:table-cell table:formula="of:=IF([.K8]/[.$AB8]=0;&quot;&quot;;[.K8]/[.$AB8])">
            <text:p/>
          </table:table-cell>
          <table:table-cell table:formula="of:=IF([.L8]/[.$AB8]=0;&quot;&quot;;[.L8]/[.$AB8])">
            <text:p/>
          </table:table-cell>
          <table:table-cell table:formula="of:=IF([.M8]/[.$AB8]=0;&quot;&quot;;[.M8]/[.$AB8])">
            <text:p/>
          </table:table-cell>
          <table:table-cell table:formula="of:=IF([.N8]/[.$AB8]=0;&quot;&quot;;[.N8]/[.$AB8])">
            <text:p/>
          </table:table-cell>
          <table:table-cell table:formula="of:=IF([.O8]/[.$AB8]=0;&quot;&quot;;[.O8]/[.$AB8])">
            <text:p/>
          </table:table-cell>
          <table:table-cell table:formula="of:=IF([.P8]/[.$AB8]=0;&quot;&quot;;[.P8]/[.$AB8])">
            <text:p/>
          </table:table-cell>
          <table:table-cell table:formula="of:=IF([.Q8]/[.$AB8]=0;&quot;&quot;;[.Q8]/[.$AB8])">
            <text:p/>
          </table:table-cell>
          <table:table-cell table:formula="of:=IF([.R8]/[.$AB8]=0;&quot;&quot;;[.R8]/[.$AB8])">
            <text:p/>
          </table:table-cell>
          <table:table-cell table:formula="of:=IF([.S8]/[.$AB8]=0;&quot;&quot;;[.S8]/[.$AB8])">
            <text:p/>
          </table:table-cell>
          <table:table-cell table:formula="of:=IF([.T8]/[.$AB8]=0;&quot;&quot;;[.T8]/[.$AB8])" office:value-type="float" office:value="0.285714285714286" calcext:value-type="float">
            <text:p>0.29</text:p>
          </table:table-cell>
          <table:table-cell table:formula="of:=IF([.U8]/[.$AB8]=0;&quot;&quot;;[.U8]/[.$AB8])">
            <text:p/>
          </table:table-cell>
          <table:table-cell table:formula="of:=IF([.V8]/[.$AB8]=0;&quot;&quot;;[.V8]/[.$AB8])">
            <text:p/>
          </table:table-cell>
          <table:table-cell table:formula="of:=IF([.W8]/[.$AB8]=0;&quot;&quot;;[.W8]/[.$AB8])">
            <text:p/>
          </table:table-cell>
          <table:table-cell table:formula="of:=IF([.X8]/[.$AB8]=0;&quot;&quot;;[.X8]/[.$AB8])">
            <text:p/>
          </table:table-cell>
          <table:table-cell table:formula="of:=IF([.Y8]/[.$AB8]=0;&quot;&quot;;[.Y8]/[.$AB8])">
            <text:p/>
          </table:table-cell>
          <table:table-cell table:formula="of:=IF([.Z8]/[.$AB8]=0;&quot;&quot;;[.Z8]/[.$AB8])">
            <text:p/>
          </table:table-cell>
          <table:table-cell table:formula="of:=IF([.AA8]/[.$AB8]=0;&quot;&quot;;[.AA8]/[.$AB8])">
            <text:p/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</text:p>
          </table:table-cell>
          <table:table-cell table:formula="of:=IF([.B9]/[.$AB9]=0;&quot;&quot;;[.B9]/[.$AB9])">
            <text:p/>
          </table:table-cell>
          <table:table-cell table:formula="of:=IF([.C9]/[.$AB9]=0;&quot;&quot;;[.C9]/[.$AB9])">
            <text:p/>
          </table:table-cell>
          <table:table-cell table:formula="of:=IF([.D9]/[.$AB9]=0;&quot;&quot;;[.D9]/[.$AB9])">
            <text:p/>
          </table:table-cell>
          <table:table-cell table:formula="of:=IF([.E9]/[.$AB9]=0;&quot;&quot;;[.E9]/[.$AB9])">
            <text:p/>
          </table:table-cell>
          <table:table-cell table:formula="of:=IF([.F9]/[.$AB9]=0;&quot;&quot;;[.F9]/[.$AB9])">
            <text:p/>
          </table:table-cell>
          <table:table-cell table:style-name="ce5" table:formula="of:=IF([.G9]/[.$AB9]=0;&quot;&quot;;[.G9]/[.$AB9])" office:value-type="float" office:value="0.928571428571429" calcext:value-type="float">
            <text:p>0.93</text:p>
          </table:table-cell>
          <table:table-cell table:formula="of:=IF([.H9]/[.$AB9]=0;&quot;&quot;;[.H9]/[.$AB9])">
            <text:p/>
          </table:table-cell>
          <table:table-cell table:formula="of:=IF([.I9]/[.$AB9]=0;&quot;&quot;;[.I9]/[.$AB9])">
            <text:p/>
          </table:table-cell>
          <table:table-cell table:formula="of:=IF([.J9]/[.$AB9]=0;&quot;&quot;;[.J9]/[.$AB9])">
            <text:p/>
          </table:table-cell>
          <table:table-cell table:formula="of:=IF([.K9]/[.$AB9]=0;&quot;&quot;;[.K9]/[.$AB9])">
            <text:p/>
          </table:table-cell>
          <table:table-cell table:formula="of:=IF([.L9]/[.$AB9]=0;&quot;&quot;;[.L9]/[.$AB9])">
            <text:p/>
          </table:table-cell>
          <table:table-cell table:formula="of:=IF([.M9]/[.$AB9]=0;&quot;&quot;;[.M9]/[.$AB9])">
            <text:p/>
          </table:table-cell>
          <table:table-cell table:formula="of:=IF([.N9]/[.$AB9]=0;&quot;&quot;;[.N9]/[.$AB9])">
            <text:p/>
          </table:table-cell>
          <table:table-cell table:formula="of:=IF([.O9]/[.$AB9]=0;&quot;&quot;;[.O9]/[.$AB9])">
            <text:p/>
          </table:table-cell>
          <table:table-cell table:formula="of:=IF([.P9]/[.$AB9]=0;&quot;&quot;;[.P9]/[.$AB9])">
            <text:p/>
          </table:table-cell>
          <table:table-cell table:formula="of:=IF([.Q9]/[.$AB9]=0;&quot;&quot;;[.Q9]/[.$AB9])">
            <text:p/>
          </table:table-cell>
          <table:table-cell table:formula="of:=IF([.R9]/[.$AB9]=0;&quot;&quot;;[.R9]/[.$AB9])">
            <text:p/>
          </table:table-cell>
          <table:table-cell table:formula="of:=IF([.S9]/[.$AB9]=0;&quot;&quot;;[.S9]/[.$AB9])">
            <text:p/>
          </table:table-cell>
          <table:table-cell table:formula="of:=IF([.T9]/[.$AB9]=0;&quot;&quot;;[.T9]/[.$AB9])">
            <text:p/>
          </table:table-cell>
          <table:table-cell table:formula="of:=IF([.U9]/[.$AB9]=0;&quot;&quot;;[.U9]/[.$AB9])">
            <text:p/>
          </table:table-cell>
          <table:table-cell table:formula="of:=IF([.V9]/[.$AB9]=0;&quot;&quot;;[.V9]/[.$AB9])">
            <text:p/>
          </table:table-cell>
          <table:table-cell table:formula="of:=IF([.W9]/[.$AB9]=0;&quot;&quot;;[.W9]/[.$AB9])">
            <text:p/>
          </table:table-cell>
          <table:table-cell table:formula="of:=IF([.X9]/[.$AB9]=0;&quot;&quot;;[.X9]/[.$AB9])">
            <text:p/>
          </table:table-cell>
          <table:table-cell table:formula="of:=IF([.Y9]/[.$AB9]=0;&quot;&quot;;[.Y9]/[.$AB9])">
            <text:p/>
          </table:table-cell>
          <table:table-cell table:formula="of:=IF([.Z9]/[.$AB9]=0;&quot;&quot;;[.Z9]/[.$AB9])" office:value-type="float" office:value="0.0714285714285714" calcext:value-type="float">
            <text:p>0.07</text:p>
          </table:table-cell>
          <table:table-cell table:formula="of:=IF([.AA9]/[.$AB9]=0;&quot;&quot;;[.AA9]/[.$AB9])">
            <text:p/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</text:p>
          </table:table-cell>
          <table:table-cell table:formula="of:=IF([.B10]/[.$AB10]=0;&quot;&quot;;[.B10]/[.$AB10])">
            <text:p/>
          </table:table-cell>
          <table:table-cell table:formula="of:=IF([.C10]/[.$AB10]=0;&quot;&quot;;[.C10]/[.$AB10])">
            <text:p/>
          </table:table-cell>
          <table:table-cell table:formula="of:=IF([.D10]/[.$AB10]=0;&quot;&quot;;[.D10]/[.$AB10])">
            <text:p/>
          </table:table-cell>
          <table:table-cell table:formula="of:=IF([.E10]/[.$AB10]=0;&quot;&quot;;[.E10]/[.$AB10])">
            <text:p/>
          </table:table-cell>
          <table:table-cell table:formula="of:=IF([.F10]/[.$AB10]=0;&quot;&quot;;[.F10]/[.$AB10])">
            <text:p/>
          </table:table-cell>
          <table:table-cell table:formula="of:=IF([.G10]/[.$AB10]=0;&quot;&quot;;[.G10]/[.$AB10])">
            <text:p/>
          </table:table-cell>
          <table:table-cell table:style-name="ce5" table:formula="of:=IF([.H10]/[.$AB10]=0;&quot;&quot;;[.H10]/[.$AB10])" office:value-type="float" office:value="0.933333333333333" calcext:value-type="float">
            <text:p>0.93</text:p>
          </table:table-cell>
          <table:table-cell table:formula="of:=IF([.I10]/[.$AB10]=0;&quot;&quot;;[.I10]/[.$AB10])">
            <text:p/>
          </table:table-cell>
          <table:table-cell table:formula="of:=IF([.J10]/[.$AB10]=0;&quot;&quot;;[.J10]/[.$AB10])">
            <text:p/>
          </table:table-cell>
          <table:table-cell table:formula="of:=IF([.K10]/[.$AB10]=0;&quot;&quot;;[.K10]/[.$AB10])">
            <text:p/>
          </table:table-cell>
          <table:table-cell table:formula="of:=IF([.L10]/[.$AB10]=0;&quot;&quot;;[.L10]/[.$AB10])">
            <text:p/>
          </table:table-cell>
          <table:table-cell table:formula="of:=IF([.M10]/[.$AB10]=0;&quot;&quot;;[.M10]/[.$AB10])" office:value-type="float" office:value="0.0666666666666667" calcext:value-type="float">
            <text:p>0.07</text:p>
          </table:table-cell>
          <table:table-cell table:formula="of:=IF([.N10]/[.$AB10]=0;&quot;&quot;;[.N10]/[.$AB10])">
            <text:p/>
          </table:table-cell>
          <table:table-cell table:formula="of:=IF([.O10]/[.$AB10]=0;&quot;&quot;;[.O10]/[.$AB10])">
            <text:p/>
          </table:table-cell>
          <table:table-cell table:formula="of:=IF([.P10]/[.$AB10]=0;&quot;&quot;;[.P10]/[.$AB10])">
            <text:p/>
          </table:table-cell>
          <table:table-cell table:formula="of:=IF([.Q10]/[.$AB10]=0;&quot;&quot;;[.Q10]/[.$AB10])">
            <text:p/>
          </table:table-cell>
          <table:table-cell table:formula="of:=IF([.R10]/[.$AB10]=0;&quot;&quot;;[.R10]/[.$AB10])">
            <text:p/>
          </table:table-cell>
          <table:table-cell table:formula="of:=IF([.S10]/[.$AB10]=0;&quot;&quot;;[.S10]/[.$AB10])">
            <text:p/>
          </table:table-cell>
          <table:table-cell table:formula="of:=IF([.T10]/[.$AB10]=0;&quot;&quot;;[.T10]/[.$AB10])">
            <text:p/>
          </table:table-cell>
          <table:table-cell table:formula="of:=IF([.U10]/[.$AB10]=0;&quot;&quot;;[.U10]/[.$AB10])">
            <text:p/>
          </table:table-cell>
          <table:table-cell table:formula="of:=IF([.V10]/[.$AB10]=0;&quot;&quot;;[.V10]/[.$AB10])">
            <text:p/>
          </table:table-cell>
          <table:table-cell table:formula="of:=IF([.W10]/[.$AB10]=0;&quot;&quot;;[.W10]/[.$AB10])">
            <text:p/>
          </table:table-cell>
          <table:table-cell table:formula="of:=IF([.X10]/[.$AB10]=0;&quot;&quot;;[.X10]/[.$AB10])">
            <text:p/>
          </table:table-cell>
          <table:table-cell table:formula="of:=IF([.Y10]/[.$AB10]=0;&quot;&quot;;[.Y10]/[.$AB10])">
            <text:p/>
          </table:table-cell>
          <table:table-cell table:formula="of:=IF([.Z10]/[.$AB10]=0;&quot;&quot;;[.Z10]/[.$AB10])">
            <text:p/>
          </table:table-cell>
          <table:table-cell table:formula="of:=IF([.AA10]/[.$AB10]=0;&quot;&quot;;[.AA10]/[.$AB10])">
            <text:p/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</text:p>
          </table:table-cell>
          <table:table-cell table:formula="of:=IF([.B11]/[.$AB11]=0;&quot;&quot;;[.B11]/[.$AB11])">
            <text:p/>
          </table:table-cell>
          <table:table-cell table:formula="of:=IF([.C11]/[.$AB11]=0;&quot;&quot;;[.C11]/[.$AB11])">
            <text:p/>
          </table:table-cell>
          <table:table-cell table:formula="of:=IF([.D11]/[.$AB11]=0;&quot;&quot;;[.D11]/[.$AB11])">
            <text:p/>
          </table:table-cell>
          <table:table-cell table:formula="of:=IF([.E11]/[.$AB11]=0;&quot;&quot;;[.E11]/[.$AB11])">
            <text:p/>
          </table:table-cell>
          <table:table-cell table:formula="of:=IF([.F11]/[.$AB11]=0;&quot;&quot;;[.F11]/[.$AB11])">
            <text:p/>
          </table:table-cell>
          <table:table-cell table:formula="of:=IF([.G11]/[.$AB11]=0;&quot;&quot;;[.G11]/[.$AB11])">
            <text:p/>
          </table:table-cell>
          <table:table-cell table:formula="of:=IF([.H11]/[.$AB11]=0;&quot;&quot;;[.H11]/[.$AB11])">
            <text:p/>
          </table:table-cell>
          <table:table-cell table:style-name="ce5" table:formula="of:=IF([.I11]/[.$AB11]=0;&quot;&quot;;[.I11]/[.$AB11])" office:value-type="float" office:value="0.941176470588235" calcext:value-type="float">
            <text:p>0.94</text:p>
          </table:table-cell>
          <table:table-cell table:formula="of:=IF([.J11]/[.$AB11]=0;&quot;&quot;;[.J11]/[.$AB11])">
            <text:p/>
          </table:table-cell>
          <table:table-cell table:formula="of:=IF([.K11]/[.$AB11]=0;&quot;&quot;;[.K11]/[.$AB11])">
            <text:p/>
          </table:table-cell>
          <table:table-cell table:formula="of:=IF([.L11]/[.$AB11]=0;&quot;&quot;;[.L11]/[.$AB11])" office:value-type="float" office:value="0.0588235294117647" calcext:value-type="float">
            <text:p>0.06</text:p>
          </table:table-cell>
          <table:table-cell table:formula="of:=IF([.M11]/[.$AB11]=0;&quot;&quot;;[.M11]/[.$AB11])">
            <text:p/>
          </table:table-cell>
          <table:table-cell table:formula="of:=IF([.N11]/[.$AB11]=0;&quot;&quot;;[.N11]/[.$AB11])">
            <text:p/>
          </table:table-cell>
          <table:table-cell table:formula="of:=IF([.O11]/[.$AB11]=0;&quot;&quot;;[.O11]/[.$AB11])">
            <text:p/>
          </table:table-cell>
          <table:table-cell table:formula="of:=IF([.P11]/[.$AB11]=0;&quot;&quot;;[.P11]/[.$AB11])">
            <text:p/>
          </table:table-cell>
          <table:table-cell table:formula="of:=IF([.Q11]/[.$AB11]=0;&quot;&quot;;[.Q11]/[.$AB11])">
            <text:p/>
          </table:table-cell>
          <table:table-cell table:formula="of:=IF([.R11]/[.$AB11]=0;&quot;&quot;;[.R11]/[.$AB11])">
            <text:p/>
          </table:table-cell>
          <table:table-cell table:formula="of:=IF([.S11]/[.$AB11]=0;&quot;&quot;;[.S11]/[.$AB11])">
            <text:p/>
          </table:table-cell>
          <table:table-cell table:formula="of:=IF([.T11]/[.$AB11]=0;&quot;&quot;;[.T11]/[.$AB11])">
            <text:p/>
          </table:table-cell>
          <table:table-cell table:formula="of:=IF([.U11]/[.$AB11]=0;&quot;&quot;;[.U11]/[.$AB11])">
            <text:p/>
          </table:table-cell>
          <table:table-cell table:formula="of:=IF([.V11]/[.$AB11]=0;&quot;&quot;;[.V11]/[.$AB11])">
            <text:p/>
          </table:table-cell>
          <table:table-cell table:formula="of:=IF([.W11]/[.$AB11]=0;&quot;&quot;;[.W11]/[.$AB11])">
            <text:p/>
          </table:table-cell>
          <table:table-cell table:formula="of:=IF([.X11]/[.$AB11]=0;&quot;&quot;;[.X11]/[.$AB11])">
            <text:p/>
          </table:table-cell>
          <table:table-cell table:formula="of:=IF([.Y11]/[.$AB11]=0;&quot;&quot;;[.Y11]/[.$AB11])">
            <text:p/>
          </table:table-cell>
          <table:table-cell table:formula="of:=IF([.Z11]/[.$AB11]=0;&quot;&quot;;[.Z11]/[.$AB11])">
            <text:p/>
          </table:table-cell>
          <table:table-cell table:formula="of:=IF([.AA11]/[.$AB11]=0;&quot;&quot;;[.AA11]/[.$AB11])">
            <text:p/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</text:p>
          </table:table-cell>
          <table:table-cell table:formula="of:=IF([.B12]/[.$AB12]=0;&quot;&quot;;[.B12]/[.$AB12])">
            <text:p/>
          </table:table-cell>
          <table:table-cell table:formula="of:=IF([.C12]/[.$AB12]=0;&quot;&quot;;[.C12]/[.$AB12])">
            <text:p/>
          </table:table-cell>
          <table:table-cell table:formula="of:=IF([.D12]/[.$AB12]=0;&quot;&quot;;[.D12]/[.$AB12])">
            <text:p/>
          </table:table-cell>
          <table:table-cell table:formula="of:=IF([.E12]/[.$AB12]=0;&quot;&quot;;[.E12]/[.$AB12])">
            <text:p/>
          </table:table-cell>
          <table:table-cell table:formula="of:=IF([.F12]/[.$AB12]=0;&quot;&quot;;[.F12]/[.$AB12])">
            <text:p/>
          </table:table-cell>
          <table:table-cell table:formula="of:=IF([.G12]/[.$AB12]=0;&quot;&quot;;[.G12]/[.$AB12])">
            <text:p/>
          </table:table-cell>
          <table:table-cell table:formula="of:=IF([.H12]/[.$AB12]=0;&quot;&quot;;[.H12]/[.$AB12])">
            <text:p/>
          </table:table-cell>
          <table:table-cell table:formula="of:=IF([.I12]/[.$AB12]=0;&quot;&quot;;[.I12]/[.$AB12])">
            <text:p/>
          </table:table-cell>
          <table:table-cell table:style-name="ce5" table:formula="of:=IF([.J12]/[.$AB12]=0;&quot;&quot;;[.J12]/[.$AB12])" office:value-type="float" office:value="1" calcext:value-type="float">
            <text:p>1.00</text:p>
          </table:table-cell>
          <table:table-cell table:formula="of:=IF([.K12]/[.$AB12]=0;&quot;&quot;;[.K12]/[.$AB12])">
            <text:p/>
          </table:table-cell>
          <table:table-cell table:formula="of:=IF([.L12]/[.$AB12]=0;&quot;&quot;;[.L12]/[.$AB12])">
            <text:p/>
          </table:table-cell>
          <table:table-cell table:formula="of:=IF([.M12]/[.$AB12]=0;&quot;&quot;;[.M12]/[.$AB12])">
            <text:p/>
          </table:table-cell>
          <table:table-cell table:formula="of:=IF([.N12]/[.$AB12]=0;&quot;&quot;;[.N12]/[.$AB12])">
            <text:p/>
          </table:table-cell>
          <table:table-cell table:formula="of:=IF([.O12]/[.$AB12]=0;&quot;&quot;;[.O12]/[.$AB12])">
            <text:p/>
          </table:table-cell>
          <table:table-cell table:formula="of:=IF([.P12]/[.$AB12]=0;&quot;&quot;;[.P12]/[.$AB12])">
            <text:p/>
          </table:table-cell>
          <table:table-cell table:formula="of:=IF([.Q12]/[.$AB12]=0;&quot;&quot;;[.Q12]/[.$AB12])">
            <text:p/>
          </table:table-cell>
          <table:table-cell table:formula="of:=IF([.R12]/[.$AB12]=0;&quot;&quot;;[.R12]/[.$AB12])">
            <text:p/>
          </table:table-cell>
          <table:table-cell table:formula="of:=IF([.S12]/[.$AB12]=0;&quot;&quot;;[.S12]/[.$AB12])">
            <text:p/>
          </table:table-cell>
          <table:table-cell table:formula="of:=IF([.T12]/[.$AB12]=0;&quot;&quot;;[.T12]/[.$AB12])">
            <text:p/>
          </table:table-cell>
          <table:table-cell table:formula="of:=IF([.U12]/[.$AB12]=0;&quot;&quot;;[.U12]/[.$AB12])">
            <text:p/>
          </table:table-cell>
          <table:table-cell table:formula="of:=IF([.V12]/[.$AB12]=0;&quot;&quot;;[.V12]/[.$AB12])">
            <text:p/>
          </table:table-cell>
          <table:table-cell table:formula="of:=IF([.W12]/[.$AB12]=0;&quot;&quot;;[.W12]/[.$AB12])">
            <text:p/>
          </table:table-cell>
          <table:table-cell table:formula="of:=IF([.X12]/[.$AB12]=0;&quot;&quot;;[.X12]/[.$AB12])">
            <text:p/>
          </table:table-cell>
          <table:table-cell table:formula="of:=IF([.Y12]/[.$AB12]=0;&quot;&quot;;[.Y12]/[.$AB12])">
            <text:p/>
          </table:table-cell>
          <table:table-cell table:formula="of:=IF([.Z12]/[.$AB12]=0;&quot;&quot;;[.Z12]/[.$AB12])">
            <text:p/>
          </table:table-cell>
          <table:table-cell table:formula="of:=IF([.AA12]/[.$AB12]=0;&quot;&quot;;[.AA12]/[.$AB12])">
            <text:p/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</text:p>
          </table:table-cell>
          <table:table-cell table:formula="of:=IF([.B13]/[.$AB13]=0;&quot;&quot;;[.B13]/[.$AB13])">
            <text:p/>
          </table:table-cell>
          <table:table-cell table:formula="of:=IF([.C13]/[.$AB13]=0;&quot;&quot;;[.C13]/[.$AB13])">
            <text:p/>
          </table:table-cell>
          <table:table-cell table:formula="of:=IF([.D13]/[.$AB13]=0;&quot;&quot;;[.D13]/[.$AB13])">
            <text:p/>
          </table:table-cell>
          <table:table-cell table:formula="of:=IF([.E13]/[.$AB13]=0;&quot;&quot;;[.E13]/[.$AB13])">
            <text:p/>
          </table:table-cell>
          <table:table-cell table:formula="of:=IF([.F13]/[.$AB13]=0;&quot;&quot;;[.F13]/[.$AB13])">
            <text:p/>
          </table:table-cell>
          <table:table-cell table:formula="of:=IF([.G13]/[.$AB13]=0;&quot;&quot;;[.G13]/[.$AB13])">
            <text:p/>
          </table:table-cell>
          <table:table-cell table:formula="of:=IF([.H13]/[.$AB13]=0;&quot;&quot;;[.H13]/[.$AB13])">
            <text:p/>
          </table:table-cell>
          <table:table-cell table:formula="of:=IF([.I13]/[.$AB13]=0;&quot;&quot;;[.I13]/[.$AB13])">
            <text:p/>
          </table:table-cell>
          <table:table-cell table:formula="of:=IF([.J13]/[.$AB13]=0;&quot;&quot;;[.J13]/[.$AB13])">
            <text:p/>
          </table:table-cell>
          <table:table-cell table:style-name="ce5" table:formula="of:=IF([.K13]/[.$AB13]=0;&quot;&quot;;[.K13]/[.$AB13])" office:value-type="float" office:value="1" calcext:value-type="float">
            <text:p>1.00</text:p>
          </table:table-cell>
          <table:table-cell table:formula="of:=IF([.L13]/[.$AB13]=0;&quot;&quot;;[.L13]/[.$AB13])">
            <text:p/>
          </table:table-cell>
          <table:table-cell table:formula="of:=IF([.M13]/[.$AB13]=0;&quot;&quot;;[.M13]/[.$AB13])">
            <text:p/>
          </table:table-cell>
          <table:table-cell table:formula="of:=IF([.N13]/[.$AB13]=0;&quot;&quot;;[.N13]/[.$AB13])">
            <text:p/>
          </table:table-cell>
          <table:table-cell table:formula="of:=IF([.O13]/[.$AB13]=0;&quot;&quot;;[.O13]/[.$AB13])">
            <text:p/>
          </table:table-cell>
          <table:table-cell table:formula="of:=IF([.P13]/[.$AB13]=0;&quot;&quot;;[.P13]/[.$AB13])">
            <text:p/>
          </table:table-cell>
          <table:table-cell table:formula="of:=IF([.Q13]/[.$AB13]=0;&quot;&quot;;[.Q13]/[.$AB13])">
            <text:p/>
          </table:table-cell>
          <table:table-cell table:formula="of:=IF([.R13]/[.$AB13]=0;&quot;&quot;;[.R13]/[.$AB13])">
            <text:p/>
          </table:table-cell>
          <table:table-cell table:formula="of:=IF([.S13]/[.$AB13]=0;&quot;&quot;;[.S13]/[.$AB13])">
            <text:p/>
          </table:table-cell>
          <table:table-cell table:formula="of:=IF([.T13]/[.$AB13]=0;&quot;&quot;;[.T13]/[.$AB13])">
            <text:p/>
          </table:table-cell>
          <table:table-cell table:formula="of:=IF([.U13]/[.$AB13]=0;&quot;&quot;;[.U13]/[.$AB13])">
            <text:p/>
          </table:table-cell>
          <table:table-cell table:formula="of:=IF([.V13]/[.$AB13]=0;&quot;&quot;;[.V13]/[.$AB13])">
            <text:p/>
          </table:table-cell>
          <table:table-cell table:formula="of:=IF([.W13]/[.$AB13]=0;&quot;&quot;;[.W13]/[.$AB13])">
            <text:p/>
          </table:table-cell>
          <table:table-cell table:formula="of:=IF([.X13]/[.$AB13]=0;&quot;&quot;;[.X13]/[.$AB13])">
            <text:p/>
          </table:table-cell>
          <table:table-cell table:formula="of:=IF([.Y13]/[.$AB13]=0;&quot;&quot;;[.Y13]/[.$AB13])">
            <text:p/>
          </table:table-cell>
          <table:table-cell table:formula="of:=IF([.Z13]/[.$AB13]=0;&quot;&quot;;[.Z13]/[.$AB13])">
            <text:p/>
          </table:table-cell>
          <table:table-cell table:formula="of:=IF([.AA13]/[.$AB13]=0;&quot;&quot;;[.AA13]/[.$AB13])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K</text:p>
          </table:table-cell>
          <table:table-cell table:formula="of:=IF([.B14]/[.$AB14]=0;&quot;&quot;;[.B14]/[.$AB14])">
            <text:p/>
          </table:table-cell>
          <table:table-cell table:formula="of:=IF([.C14]/[.$AB14]=0;&quot;&quot;;[.C14]/[.$AB14])">
            <text:p/>
          </table:table-cell>
          <table:table-cell table:formula="of:=IF([.D14]/[.$AB14]=0;&quot;&quot;;[.D14]/[.$AB14])">
            <text:p/>
          </table:table-cell>
          <table:table-cell table:formula="of:=IF([.E14]/[.$AB14]=0;&quot;&quot;;[.E14]/[.$AB14])">
            <text:p/>
          </table:table-cell>
          <table:table-cell table:formula="of:=IF([.F14]/[.$AB14]=0;&quot;&quot;;[.F14]/[.$AB14])">
            <text:p/>
          </table:table-cell>
          <table:table-cell table:formula="of:=IF([.G14]/[.$AB14]=0;&quot;&quot;;[.G14]/[.$AB14])">
            <text:p/>
          </table:table-cell>
          <table:table-cell table:formula="of:=IF([.H14]/[.$AB14]=0;&quot;&quot;;[.H14]/[.$AB14])">
            <text:p/>
          </table:table-cell>
          <table:table-cell table:formula="of:=IF([.I14]/[.$AB14]=0;&quot;&quot;;[.I14]/[.$AB14])">
            <text:p/>
          </table:table-cell>
          <table:table-cell table:formula="of:=IF([.J14]/[.$AB14]=0;&quot;&quot;;[.J14]/[.$AB14])">
            <text:p/>
          </table:table-cell>
          <table:table-cell table:formula="of:=IF([.K14]/[.$AB14]=0;&quot;&quot;;[.K14]/[.$AB14])">
            <text:p/>
          </table:table-cell>
          <table:table-cell table:style-name="ce5" table:formula="of:=IF([.L14]/[.$AB14]=0;&quot;&quot;;[.L14]/[.$AB14])" office:value-type="float" office:value="0.818181818181818" calcext:value-type="float">
            <text:p>0.82</text:p>
          </table:table-cell>
          <table:table-cell table:formula="of:=IF([.M14]/[.$AB14]=0;&quot;&quot;;[.M14]/[.$AB14])">
            <text:p/>
          </table:table-cell>
          <table:table-cell table:formula="of:=IF([.N14]/[.$AB14]=0;&quot;&quot;;[.N14]/[.$AB14])">
            <text:p/>
          </table:table-cell>
          <table:table-cell table:formula="of:=IF([.O14]/[.$AB14]=0;&quot;&quot;;[.O14]/[.$AB14])">
            <text:p/>
          </table:table-cell>
          <table:table-cell table:formula="of:=IF([.P14]/[.$AB14]=0;&quot;&quot;;[.P14]/[.$AB14])">
            <text:p/>
          </table:table-cell>
          <table:table-cell table:formula="of:=IF([.Q14]/[.$AB14]=0;&quot;&quot;;[.Q14]/[.$AB14])">
            <text:p/>
          </table:table-cell>
          <table:table-cell table:formula="of:=IF([.R14]/[.$AB14]=0;&quot;&quot;;[.R14]/[.$AB14])">
            <text:p/>
          </table:table-cell>
          <table:table-cell table:formula="of:=IF([.S14]/[.$AB14]=0;&quot;&quot;;[.S14]/[.$AB14])">
            <text:p/>
          </table:table-cell>
          <table:table-cell table:formula="of:=IF([.T14]/[.$AB14]=0;&quot;&quot;;[.T14]/[.$AB14])">
            <text:p/>
          </table:table-cell>
          <table:table-cell table:formula="of:=IF([.U14]/[.$AB14]=0;&quot;&quot;;[.U14]/[.$AB14])">
            <text:p/>
          </table:table-cell>
          <table:table-cell table:formula="of:=IF([.V14]/[.$AB14]=0;&quot;&quot;;[.V14]/[.$AB14])" office:value-type="float" office:value="0.0909090909090909" calcext:value-type="float">
            <text:p>0.09</text:p>
          </table:table-cell>
          <table:table-cell table:formula="of:=IF([.W14]/[.$AB14]=0;&quot;&quot;;[.W14]/[.$AB14])" office:value-type="float" office:value="0.0909090909090909" calcext:value-type="float">
            <text:p>0.09</text:p>
          </table:table-cell>
          <table:table-cell table:formula="of:=IF([.X14]/[.$AB14]=0;&quot;&quot;;[.X14]/[.$AB14])">
            <text:p/>
          </table:table-cell>
          <table:table-cell table:formula="of:=IF([.Y14]/[.$AB14]=0;&quot;&quot;;[.Y14]/[.$AB14])">
            <text:p/>
          </table:table-cell>
          <table:table-cell table:formula="of:=IF([.Z14]/[.$AB14]=0;&quot;&quot;;[.Z14]/[.$AB14])">
            <text:p/>
          </table:table-cell>
          <table:table-cell table:formula="of:=IF([.AA14]/[.$AB14]=0;&quot;&quot;;[.AA14]/[.$AB14])">
            <text:p/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</text:p>
          </table:table-cell>
          <table:table-cell table:formula="of:=IF([.B15]/[.$AB15]=0;&quot;&quot;;[.B15]/[.$AB15])">
            <text:p/>
          </table:table-cell>
          <table:table-cell table:formula="of:=IF([.C15]/[.$AB15]=0;&quot;&quot;;[.C15]/[.$AB15])">
            <text:p/>
          </table:table-cell>
          <table:table-cell table:formula="of:=IF([.D15]/[.$AB15]=0;&quot;&quot;;[.D15]/[.$AB15])">
            <text:p/>
          </table:table-cell>
          <table:table-cell table:formula="of:=IF([.E15]/[.$AB15]=0;&quot;&quot;;[.E15]/[.$AB15])">
            <text:p/>
          </table:table-cell>
          <table:table-cell table:formula="of:=IF([.F15]/[.$AB15]=0;&quot;&quot;;[.F15]/[.$AB15])">
            <text:p/>
          </table:table-cell>
          <table:table-cell table:formula="of:=IF([.G15]/[.$AB15]=0;&quot;&quot;;[.G15]/[.$AB15])">
            <text:p/>
          </table:table-cell>
          <table:table-cell table:formula="of:=IF([.H15]/[.$AB15]=0;&quot;&quot;;[.H15]/[.$AB15])">
            <text:p/>
          </table:table-cell>
          <table:table-cell table:formula="of:=IF([.I15]/[.$AB15]=0;&quot;&quot;;[.I15]/[.$AB15])">
            <text:p/>
          </table:table-cell>
          <table:table-cell table:formula="of:=IF([.J15]/[.$AB15]=0;&quot;&quot;;[.J15]/[.$AB15])">
            <text:p/>
          </table:table-cell>
          <table:table-cell table:formula="of:=IF([.K15]/[.$AB15]=0;&quot;&quot;;[.K15]/[.$AB15])">
            <text:p/>
          </table:table-cell>
          <table:table-cell table:formula="of:=IF([.L15]/[.$AB15]=0;&quot;&quot;;[.L15]/[.$AB15])">
            <text:p/>
          </table:table-cell>
          <table:table-cell table:style-name="ce5" table:formula="of:=IF([.M15]/[.$AB15]=0;&quot;&quot;;[.M15]/[.$AB15])" office:value-type="float" office:value="1" calcext:value-type="float">
            <text:p>1.00</text:p>
          </table:table-cell>
          <table:table-cell table:formula="of:=IF([.N15]/[.$AB15]=0;&quot;&quot;;[.N15]/[.$AB15])">
            <text:p/>
          </table:table-cell>
          <table:table-cell table:formula="of:=IF([.O15]/[.$AB15]=0;&quot;&quot;;[.O15]/[.$AB15])">
            <text:p/>
          </table:table-cell>
          <table:table-cell table:formula="of:=IF([.P15]/[.$AB15]=0;&quot;&quot;;[.P15]/[.$AB15])">
            <text:p/>
          </table:table-cell>
          <table:table-cell table:formula="of:=IF([.Q15]/[.$AB15]=0;&quot;&quot;;[.Q15]/[.$AB15])">
            <text:p/>
          </table:table-cell>
          <table:table-cell table:formula="of:=IF([.R15]/[.$AB15]=0;&quot;&quot;;[.R15]/[.$AB15])">
            <text:p/>
          </table:table-cell>
          <table:table-cell table:formula="of:=IF([.S15]/[.$AB15]=0;&quot;&quot;;[.S15]/[.$AB15])">
            <text:p/>
          </table:table-cell>
          <table:table-cell table:formula="of:=IF([.T15]/[.$AB15]=0;&quot;&quot;;[.T15]/[.$AB15])">
            <text:p/>
          </table:table-cell>
          <table:table-cell table:formula="of:=IF([.U15]/[.$AB15]=0;&quot;&quot;;[.U15]/[.$AB15])">
            <text:p/>
          </table:table-cell>
          <table:table-cell table:formula="of:=IF([.V15]/[.$AB15]=0;&quot;&quot;;[.V15]/[.$AB15])">
            <text:p/>
          </table:table-cell>
          <table:table-cell table:formula="of:=IF([.W15]/[.$AB15]=0;&quot;&quot;;[.W15]/[.$AB15])">
            <text:p/>
          </table:table-cell>
          <table:table-cell table:formula="of:=IF([.X15]/[.$AB15]=0;&quot;&quot;;[.X15]/[.$AB15])">
            <text:p/>
          </table:table-cell>
          <table:table-cell table:formula="of:=IF([.Y15]/[.$AB15]=0;&quot;&quot;;[.Y15]/[.$AB15])">
            <text:p/>
          </table:table-cell>
          <table:table-cell table:formula="of:=IF([.Z15]/[.$AB15]=0;&quot;&quot;;[.Z15]/[.$AB15])">
            <text:p/>
          </table:table-cell>
          <table:table-cell table:formula="of:=IF([.AA15]/[.$AB15]=0;&quot;&quot;;[.AA15]/[.$AB15])">
            <text:p/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</text:p>
          </table:table-cell>
          <table:table-cell table:formula="of:=IF([.B16]/[.$AB16]=0;&quot;&quot;;[.B16]/[.$AB16])" office:value-type="float" office:value="0.0833333333333333" calcext:value-type="float">
            <text:p>0.08</text:p>
          </table:table-cell>
          <table:table-cell table:formula="of:=IF([.C16]/[.$AB16]=0;&quot;&quot;;[.C16]/[.$AB16])">
            <text:p/>
          </table:table-cell>
          <table:table-cell table:formula="of:=IF([.D16]/[.$AB16]=0;&quot;&quot;;[.D16]/[.$AB16])">
            <text:p/>
          </table:table-cell>
          <table:table-cell table:formula="of:=IF([.E16]/[.$AB16]=0;&quot;&quot;;[.E16]/[.$AB16])">
            <text:p/>
          </table:table-cell>
          <table:table-cell table:formula="of:=IF([.F16]/[.$AB16]=0;&quot;&quot;;[.F16]/[.$AB16])">
            <text:p/>
          </table:table-cell>
          <table:table-cell table:formula="of:=IF([.G16]/[.$AB16]=0;&quot;&quot;;[.G16]/[.$AB16])">
            <text:p/>
          </table:table-cell>
          <table:table-cell table:formula="of:=IF([.H16]/[.$AB16]=0;&quot;&quot;;[.H16]/[.$AB16])">
            <text:p/>
          </table:table-cell>
          <table:table-cell table:formula="of:=IF([.I16]/[.$AB16]=0;&quot;&quot;;[.I16]/[.$AB16])">
            <text:p/>
          </table:table-cell>
          <table:table-cell table:formula="of:=IF([.J16]/[.$AB16]=0;&quot;&quot;;[.J16]/[.$AB16])">
            <text:p/>
          </table:table-cell>
          <table:table-cell table:formula="of:=IF([.K16]/[.$AB16]=0;&quot;&quot;;[.K16]/[.$AB16])">
            <text:p/>
          </table:table-cell>
          <table:table-cell table:formula="of:=IF([.L16]/[.$AB16]=0;&quot;&quot;;[.L16]/[.$AB16])">
            <text:p/>
          </table:table-cell>
          <table:table-cell table:formula="of:=IF([.M16]/[.$AB16]=0;&quot;&quot;;[.M16]/[.$AB16])">
            <text:p/>
          </table:table-cell>
          <table:table-cell table:style-name="ce5" table:formula="of:=IF([.N16]/[.$AB16]=0;&quot;&quot;;[.N16]/[.$AB16])" office:value-type="float" office:value="0.916666666666667" calcext:value-type="float">
            <text:p>0.92</text:p>
          </table:table-cell>
          <table:table-cell table:formula="of:=IF([.O16]/[.$AB16]=0;&quot;&quot;;[.O16]/[.$AB16])">
            <text:p/>
          </table:table-cell>
          <table:table-cell table:formula="of:=IF([.P16]/[.$AB16]=0;&quot;&quot;;[.P16]/[.$AB16])">
            <text:p/>
          </table:table-cell>
          <table:table-cell table:formula="of:=IF([.Q16]/[.$AB16]=0;&quot;&quot;;[.Q16]/[.$AB16])">
            <text:p/>
          </table:table-cell>
          <table:table-cell table:formula="of:=IF([.R16]/[.$AB16]=0;&quot;&quot;;[.R16]/[.$AB16])">
            <text:p/>
          </table:table-cell>
          <table:table-cell table:formula="of:=IF([.S16]/[.$AB16]=0;&quot;&quot;;[.S16]/[.$AB16])">
            <text:p/>
          </table:table-cell>
          <table:table-cell table:formula="of:=IF([.T16]/[.$AB16]=0;&quot;&quot;;[.T16]/[.$AB16])">
            <text:p/>
          </table:table-cell>
          <table:table-cell table:formula="of:=IF([.U16]/[.$AB16]=0;&quot;&quot;;[.U16]/[.$AB16])">
            <text:p/>
          </table:table-cell>
          <table:table-cell table:formula="of:=IF([.V16]/[.$AB16]=0;&quot;&quot;;[.V16]/[.$AB16])">
            <text:p/>
          </table:table-cell>
          <table:table-cell table:formula="of:=IF([.W16]/[.$AB16]=0;&quot;&quot;;[.W16]/[.$AB16])">
            <text:p/>
          </table:table-cell>
          <table:table-cell table:formula="of:=IF([.X16]/[.$AB16]=0;&quot;&quot;;[.X16]/[.$AB16])">
            <text:p/>
          </table:table-cell>
          <table:table-cell table:formula="of:=IF([.Y16]/[.$AB16]=0;&quot;&quot;;[.Y16]/[.$AB16])">
            <text:p/>
          </table:table-cell>
          <table:table-cell table:formula="of:=IF([.Z16]/[.$AB16]=0;&quot;&quot;;[.Z16]/[.$AB16])">
            <text:p/>
          </table:table-cell>
          <table:table-cell table:formula="of:=IF([.AA16]/[.$AB16]=0;&quot;&quot;;[.AA16]/[.$AB16])">
            <text:p/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</text:p>
          </table:table-cell>
          <table:table-cell table:formula="of:=IF([.B17]/[.$AB17]=0;&quot;&quot;;[.B17]/[.$AB17])">
            <text:p/>
          </table:table-cell>
          <table:table-cell table:formula="of:=IF([.C17]/[.$AB17]=0;&quot;&quot;;[.C17]/[.$AB17])">
            <text:p/>
          </table:table-cell>
          <table:table-cell table:formula="of:=IF([.D17]/[.$AB17]=0;&quot;&quot;;[.D17]/[.$AB17])">
            <text:p/>
          </table:table-cell>
          <table:table-cell table:formula="of:=IF([.E17]/[.$AB17]=0;&quot;&quot;;[.E17]/[.$AB17])">
            <text:p/>
          </table:table-cell>
          <table:table-cell table:formula="of:=IF([.F17]/[.$AB17]=0;&quot;&quot;;[.F17]/[.$AB17])">
            <text:p/>
          </table:table-cell>
          <table:table-cell table:formula="of:=IF([.G17]/[.$AB17]=0;&quot;&quot;;[.G17]/[.$AB17])">
            <text:p/>
          </table:table-cell>
          <table:table-cell table:formula="of:=IF([.H17]/[.$AB17]=0;&quot;&quot;;[.H17]/[.$AB17])">
            <text:p/>
          </table:table-cell>
          <table:table-cell table:formula="of:=IF([.I17]/[.$AB17]=0;&quot;&quot;;[.I17]/[.$AB17])">
            <text:p/>
          </table:table-cell>
          <table:table-cell table:formula="of:=IF([.J17]/[.$AB17]=0;&quot;&quot;;[.J17]/[.$AB17])">
            <text:p/>
          </table:table-cell>
          <table:table-cell table:formula="of:=IF([.K17]/[.$AB17]=0;&quot;&quot;;[.K17]/[.$AB17])">
            <text:p/>
          </table:table-cell>
          <table:table-cell table:formula="of:=IF([.L17]/[.$AB17]=0;&quot;&quot;;[.L17]/[.$AB17])">
            <text:p/>
          </table:table-cell>
          <table:table-cell table:formula="of:=IF([.M17]/[.$AB17]=0;&quot;&quot;;[.M17]/[.$AB17])">
            <text:p/>
          </table:table-cell>
          <table:table-cell table:formula="of:=IF([.N17]/[.$AB17]=0;&quot;&quot;;[.N17]/[.$AB17])">
            <text:p/>
          </table:table-cell>
          <table:table-cell table:style-name="ce5" table:formula="of:=IF([.O17]/[.$AB17]=0;&quot;&quot;;[.O17]/[.$AB17])" office:value-type="float" office:value="1" calcext:value-type="float">
            <text:p>1.00</text:p>
          </table:table-cell>
          <table:table-cell table:formula="of:=IF([.P17]/[.$AB17]=0;&quot;&quot;;[.P17]/[.$AB17])">
            <text:p/>
          </table:table-cell>
          <table:table-cell table:formula="of:=IF([.Q17]/[.$AB17]=0;&quot;&quot;;[.Q17]/[.$AB17])">
            <text:p/>
          </table:table-cell>
          <table:table-cell table:formula="of:=IF([.R17]/[.$AB17]=0;&quot;&quot;;[.R17]/[.$AB17])">
            <text:p/>
          </table:table-cell>
          <table:table-cell table:formula="of:=IF([.S17]/[.$AB17]=0;&quot;&quot;;[.S17]/[.$AB17])">
            <text:p/>
          </table:table-cell>
          <table:table-cell table:formula="of:=IF([.T17]/[.$AB17]=0;&quot;&quot;;[.T17]/[.$AB17])">
            <text:p/>
          </table:table-cell>
          <table:table-cell table:formula="of:=IF([.U17]/[.$AB17]=0;&quot;&quot;;[.U17]/[.$AB17])">
            <text:p/>
          </table:table-cell>
          <table:table-cell table:formula="of:=IF([.V17]/[.$AB17]=0;&quot;&quot;;[.V17]/[.$AB17])">
            <text:p/>
          </table:table-cell>
          <table:table-cell table:formula="of:=IF([.W17]/[.$AB17]=0;&quot;&quot;;[.W17]/[.$AB17])">
            <text:p/>
          </table:table-cell>
          <table:table-cell table:formula="of:=IF([.X17]/[.$AB17]=0;&quot;&quot;;[.X17]/[.$AB17])">
            <text:p/>
          </table:table-cell>
          <table:table-cell table:formula="of:=IF([.Y17]/[.$AB17]=0;&quot;&quot;;[.Y17]/[.$AB17])">
            <text:p/>
          </table:table-cell>
          <table:table-cell table:formula="of:=IF([.Z17]/[.$AB17]=0;&quot;&quot;;[.Z17]/[.$AB17])">
            <text:p/>
          </table:table-cell>
          <table:table-cell table:formula="of:=IF([.AA17]/[.$AB17]=0;&quot;&quot;;[.AA17]/[.$AB17])">
            <text:p/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</text:p>
          </table:table-cell>
          <table:table-cell table:formula="of:=IF([.B18]/[.$AB18]=0;&quot;&quot;;[.B18]/[.$AB18])">
            <text:p/>
          </table:table-cell>
          <table:table-cell table:formula="of:=IF([.C18]/[.$AB18]=0;&quot;&quot;;[.C18]/[.$AB18])">
            <text:p/>
          </table:table-cell>
          <table:table-cell table:formula="of:=IF([.D18]/[.$AB18]=0;&quot;&quot;;[.D18]/[.$AB18])">
            <text:p/>
          </table:table-cell>
          <table:table-cell table:formula="of:=IF([.E18]/[.$AB18]=0;&quot;&quot;;[.E18]/[.$AB18])">
            <text:p/>
          </table:table-cell>
          <table:table-cell table:formula="of:=IF([.F18]/[.$AB18]=0;&quot;&quot;;[.F18]/[.$AB18])" office:value-type="float" office:value="0.1" calcext:value-type="float">
            <text:p>0.10</text:p>
          </table:table-cell>
          <table:table-cell table:formula="of:=IF([.G18]/[.$AB18]=0;&quot;&quot;;[.G18]/[.$AB18])">
            <text:p/>
          </table:table-cell>
          <table:table-cell table:formula="of:=IF([.H18]/[.$AB18]=0;&quot;&quot;;[.H18]/[.$AB18])">
            <text:p/>
          </table:table-cell>
          <table:table-cell table:formula="of:=IF([.I18]/[.$AB18]=0;&quot;&quot;;[.I18]/[.$AB18])">
            <text:p/>
          </table:table-cell>
          <table:table-cell table:formula="of:=IF([.J18]/[.$AB18]=0;&quot;&quot;;[.J18]/[.$AB18])">
            <text:p/>
          </table:table-cell>
          <table:table-cell table:formula="of:=IF([.K18]/[.$AB18]=0;&quot;&quot;;[.K18]/[.$AB18])">
            <text:p/>
          </table:table-cell>
          <table:table-cell table:formula="of:=IF([.L18]/[.$AB18]=0;&quot;&quot;;[.L18]/[.$AB18])">
            <text:p/>
          </table:table-cell>
          <table:table-cell table:formula="of:=IF([.M18]/[.$AB18]=0;&quot;&quot;;[.M18]/[.$AB18])">
            <text:p/>
          </table:table-cell>
          <table:table-cell table:formula="of:=IF([.N18]/[.$AB18]=0;&quot;&quot;;[.N18]/[.$AB18])">
            <text:p/>
          </table:table-cell>
          <table:table-cell table:formula="of:=IF([.O18]/[.$AB18]=0;&quot;&quot;;[.O18]/[.$AB18])">
            <text:p/>
          </table:table-cell>
          <table:table-cell table:style-name="ce5" table:formula="of:=IF([.P18]/[.$AB18]=0;&quot;&quot;;[.P18]/[.$AB18])" office:value-type="float" office:value="0.9" calcext:value-type="float">
            <text:p>0.90</text:p>
          </table:table-cell>
          <table:table-cell table:formula="of:=IF([.Q18]/[.$AB18]=0;&quot;&quot;;[.Q18]/[.$AB18])">
            <text:p/>
          </table:table-cell>
          <table:table-cell table:formula="of:=IF([.R18]/[.$AB18]=0;&quot;&quot;;[.R18]/[.$AB18])">
            <text:p/>
          </table:table-cell>
          <table:table-cell table:formula="of:=IF([.S18]/[.$AB18]=0;&quot;&quot;;[.S18]/[.$AB18])">
            <text:p/>
          </table:table-cell>
          <table:table-cell table:formula="of:=IF([.T18]/[.$AB18]=0;&quot;&quot;;[.T18]/[.$AB18])">
            <text:p/>
          </table:table-cell>
          <table:table-cell table:formula="of:=IF([.U18]/[.$AB18]=0;&quot;&quot;;[.U18]/[.$AB18])">
            <text:p/>
          </table:table-cell>
          <table:table-cell table:formula="of:=IF([.V18]/[.$AB18]=0;&quot;&quot;;[.V18]/[.$AB18])">
            <text:p/>
          </table:table-cell>
          <table:table-cell table:formula="of:=IF([.W18]/[.$AB18]=0;&quot;&quot;;[.W18]/[.$AB18])">
            <text:p/>
          </table:table-cell>
          <table:table-cell table:formula="of:=IF([.X18]/[.$AB18]=0;&quot;&quot;;[.X18]/[.$AB18])">
            <text:p/>
          </table:table-cell>
          <table:table-cell table:formula="of:=IF([.Y18]/[.$AB18]=0;&quot;&quot;;[.Y18]/[.$AB18])">
            <text:p/>
          </table:table-cell>
          <table:table-cell table:formula="of:=IF([.Z18]/[.$AB18]=0;&quot;&quot;;[.Z18]/[.$AB18])">
            <text:p/>
          </table:table-cell>
          <table:table-cell table:formula="of:=IF([.AA18]/[.$AB18]=0;&quot;&quot;;[.AA18]/[.$AB18])">
            <text:p/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</text:p>
          </table:table-cell>
          <table:table-cell table:formula="of:=IF([.B19]/[.$AB19]=0;&quot;&quot;;[.B19]/[.$AB19])">
            <text:p/>
          </table:table-cell>
          <table:table-cell table:formula="of:=IF([.C19]/[.$AB19]=0;&quot;&quot;;[.C19]/[.$AB19])">
            <text:p/>
          </table:table-cell>
          <table:table-cell table:formula="of:=IF([.D19]/[.$AB19]=0;&quot;&quot;;[.D19]/[.$AB19])">
            <text:p/>
          </table:table-cell>
          <table:table-cell table:formula="of:=IF([.E19]/[.$AB19]=0;&quot;&quot;;[.E19]/[.$AB19])">
            <text:p/>
          </table:table-cell>
          <table:table-cell table:formula="of:=IF([.F19]/[.$AB19]=0;&quot;&quot;;[.F19]/[.$AB19])">
            <text:p/>
          </table:table-cell>
          <table:table-cell table:formula="of:=IF([.G19]/[.$AB19]=0;&quot;&quot;;[.G19]/[.$AB19])">
            <text:p/>
          </table:table-cell>
          <table:table-cell table:formula="of:=IF([.H19]/[.$AB19]=0;&quot;&quot;;[.H19]/[.$AB19])">
            <text:p/>
          </table:table-cell>
          <table:table-cell table:formula="of:=IF([.I19]/[.$AB19]=0;&quot;&quot;;[.I19]/[.$AB19])" office:value-type="float" office:value="0.105263157894737" calcext:value-type="float">
            <text:p>0.11</text:p>
          </table:table-cell>
          <table:table-cell table:formula="of:=IF([.J19]/[.$AB19]=0;&quot;&quot;;[.J19]/[.$AB19])">
            <text:p/>
          </table:table-cell>
          <table:table-cell table:formula="of:=IF([.K19]/[.$AB19]=0;&quot;&quot;;[.K19]/[.$AB19])">
            <text:p/>
          </table:table-cell>
          <table:table-cell table:formula="of:=IF([.L19]/[.$AB19]=0;&quot;&quot;;[.L19]/[.$AB19])">
            <text:p/>
          </table:table-cell>
          <table:table-cell table:formula="of:=IF([.M19]/[.$AB19]=0;&quot;&quot;;[.M19]/[.$AB19])">
            <text:p/>
          </table:table-cell>
          <table:table-cell table:formula="of:=IF([.N19]/[.$AB19]=0;&quot;&quot;;[.N19]/[.$AB19])">
            <text:p/>
          </table:table-cell>
          <table:table-cell table:formula="of:=IF([.O19]/[.$AB19]=0;&quot;&quot;;[.O19]/[.$AB19])">
            <text:p/>
          </table:table-cell>
          <table:table-cell table:formula="of:=IF([.P19]/[.$AB19]=0;&quot;&quot;;[.P19]/[.$AB19])">
            <text:p/>
          </table:table-cell>
          <table:table-cell table:style-name="ce5" table:formula="of:=IF([.Q19]/[.$AB19]=0;&quot;&quot;;[.Q19]/[.$AB19])" office:value-type="float" office:value="0.789473684210526" calcext:value-type="float">
            <text:p>0.79</text:p>
          </table:table-cell>
          <table:table-cell table:formula="of:=IF([.R19]/[.$AB19]=0;&quot;&quot;;[.R19]/[.$AB19])" office:value-type="float" office:value="0.105263157894737" calcext:value-type="float">
            <text:p>0.11</text:p>
          </table:table-cell>
          <table:table-cell table:formula="of:=IF([.S19]/[.$AB19]=0;&quot;&quot;;[.S19]/[.$AB19])">
            <text:p/>
          </table:table-cell>
          <table:table-cell table:formula="of:=IF([.T19]/[.$AB19]=0;&quot;&quot;;[.T19]/[.$AB19])">
            <text:p/>
          </table:table-cell>
          <table:table-cell table:formula="of:=IF([.U19]/[.$AB19]=0;&quot;&quot;;[.U19]/[.$AB19])">
            <text:p/>
          </table:table-cell>
          <table:table-cell table:formula="of:=IF([.V19]/[.$AB19]=0;&quot;&quot;;[.V19]/[.$AB19])">
            <text:p/>
          </table:table-cell>
          <table:table-cell table:formula="of:=IF([.W19]/[.$AB19]=0;&quot;&quot;;[.W19]/[.$AB19])">
            <text:p/>
          </table:table-cell>
          <table:table-cell table:formula="of:=IF([.X19]/[.$AB19]=0;&quot;&quot;;[.X19]/[.$AB19])">
            <text:p/>
          </table:table-cell>
          <table:table-cell table:formula="of:=IF([.Y19]/[.$AB19]=0;&quot;&quot;;[.Y19]/[.$AB19])">
            <text:p/>
          </table:table-cell>
          <table:table-cell table:formula="of:=IF([.Z19]/[.$AB19]=0;&quot;&quot;;[.Z19]/[.$AB19])">
            <text:p/>
          </table:table-cell>
          <table:table-cell table:formula="of:=IF([.AA19]/[.$AB19]=0;&quot;&quot;;[.AA19]/[.$AB19])">
            <text:p/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Q</text:p>
          </table:table-cell>
          <table:table-cell table:formula="of:=IF([.B20]/[.$AB20]=0;&quot;&quot;;[.B20]/[.$AB20])">
            <text:p/>
          </table:table-cell>
          <table:table-cell table:formula="of:=IF([.C20]/[.$AB20]=0;&quot;&quot;;[.C20]/[.$AB20])">
            <text:p/>
          </table:table-cell>
          <table:table-cell table:formula="of:=IF([.D20]/[.$AB20]=0;&quot;&quot;;[.D20]/[.$AB20])">
            <text:p/>
          </table:table-cell>
          <table:table-cell table:formula="of:=IF([.E20]/[.$AB20]=0;&quot;&quot;;[.E20]/[.$AB20])">
            <text:p/>
          </table:table-cell>
          <table:table-cell table:formula="of:=IF([.F20]/[.$AB20]=0;&quot;&quot;;[.F20]/[.$AB20])">
            <text:p/>
          </table:table-cell>
          <table:table-cell table:formula="of:=IF([.G20]/[.$AB20]=0;&quot;&quot;;[.G20]/[.$AB20])">
            <text:p/>
          </table:table-cell>
          <table:table-cell table:formula="of:=IF([.H20]/[.$AB20]=0;&quot;&quot;;[.H20]/[.$AB20])">
            <text:p/>
          </table:table-cell>
          <table:table-cell table:formula="of:=IF([.I20]/[.$AB20]=0;&quot;&quot;;[.I20]/[.$AB20])">
            <text:p/>
          </table:table-cell>
          <table:table-cell table:formula="of:=IF([.J20]/[.$AB20]=0;&quot;&quot;;[.J20]/[.$AB20])">
            <text:p/>
          </table:table-cell>
          <table:table-cell table:formula="of:=IF([.K20]/[.$AB20]=0;&quot;&quot;;[.K20]/[.$AB20])">
            <text:p/>
          </table:table-cell>
          <table:table-cell table:formula="of:=IF([.L20]/[.$AB20]=0;&quot;&quot;;[.L20]/[.$AB20])">
            <text:p/>
          </table:table-cell>
          <table:table-cell table:formula="of:=IF([.M20]/[.$AB20]=0;&quot;&quot;;[.M20]/[.$AB20])">
            <text:p/>
          </table:table-cell>
          <table:table-cell table:formula="of:=IF([.N20]/[.$AB20]=0;&quot;&quot;;[.N20]/[.$AB20])">
            <text:p/>
          </table:table-cell>
          <table:table-cell table:formula="of:=IF([.O20]/[.$AB20]=0;&quot;&quot;;[.O20]/[.$AB20])">
            <text:p/>
          </table:table-cell>
          <table:table-cell table:formula="of:=IF([.P20]/[.$AB20]=0;&quot;&quot;;[.P20]/[.$AB20])">
            <text:p/>
          </table:table-cell>
          <table:table-cell table:formula="of:=IF([.Q20]/[.$AB20]=0;&quot;&quot;;[.Q20]/[.$AB20])" office:value-type="float" office:value="0.0526315789473684" calcext:value-type="float">
            <text:p>0.05</text:p>
          </table:table-cell>
          <table:table-cell table:style-name="ce5" table:formula="of:=IF([.R20]/[.$AB20]=0;&quot;&quot;;[.R20]/[.$AB20])" office:value-type="float" office:value="0.894736842105263" calcext:value-type="float">
            <text:p>0.89</text:p>
          </table:table-cell>
          <table:table-cell table:formula="of:=IF([.S20]/[.$AB20]=0;&quot;&quot;;[.S20]/[.$AB20])">
            <text:p/>
          </table:table-cell>
          <table:table-cell table:formula="of:=IF([.T20]/[.$AB20]=0;&quot;&quot;;[.T20]/[.$AB20])">
            <text:p/>
          </table:table-cell>
          <table:table-cell table:formula="of:=IF([.U20]/[.$AB20]=0;&quot;&quot;;[.U20]/[.$AB20])">
            <text:p/>
          </table:table-cell>
          <table:table-cell table:formula="of:=IF([.V20]/[.$AB20]=0;&quot;&quot;;[.V20]/[.$AB20])">
            <text:p/>
          </table:table-cell>
          <table:table-cell table:formula="of:=IF([.W20]/[.$AB20]=0;&quot;&quot;;[.W20]/[.$AB20])">
            <text:p/>
          </table:table-cell>
          <table:table-cell table:formula="of:=IF([.X20]/[.$AB20]=0;&quot;&quot;;[.X20]/[.$AB20])">
            <text:p/>
          </table:table-cell>
          <table:table-cell table:formula="of:=IF([.Y20]/[.$AB20]=0;&quot;&quot;;[.Y20]/[.$AB20])">
            <text:p/>
          </table:table-cell>
          <table:table-cell table:formula="of:=IF([.Z20]/[.$AB20]=0;&quot;&quot;;[.Z20]/[.$AB20])">
            <text:p/>
          </table:table-cell>
          <table:table-cell table:formula="of:=IF([.AA20]/[.$AB20]=0;&quot;&quot;;[.AA20]/[.$AB20])" office:value-type="float" office:value="0.0526315789473684" calcext:value-type="float">
            <text:p>0.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</text:p>
          </table:table-cell>
          <table:table-cell table:formula="of:=IF([.B21]/[.$AB21]=0;&quot;&quot;;[.B21]/[.$AB21])">
            <text:p/>
          </table:table-cell>
          <table:table-cell table:formula="of:=IF([.C21]/[.$AB21]=0;&quot;&quot;;[.C21]/[.$AB21])">
            <text:p/>
          </table:table-cell>
          <table:table-cell table:formula="of:=IF([.D21]/[.$AB21]=0;&quot;&quot;;[.D21]/[.$AB21])">
            <text:p/>
          </table:table-cell>
          <table:table-cell table:formula="of:=IF([.E21]/[.$AB21]=0;&quot;&quot;;[.E21]/[.$AB21])">
            <text:p/>
          </table:table-cell>
          <table:table-cell table:formula="of:=IF([.F21]/[.$AB21]=0;&quot;&quot;;[.F21]/[.$AB21])">
            <text:p/>
          </table:table-cell>
          <table:table-cell table:formula="of:=IF([.G21]/[.$AB21]=0;&quot;&quot;;[.G21]/[.$AB21])">
            <text:p/>
          </table:table-cell>
          <table:table-cell table:formula="of:=IF([.H21]/[.$AB21]=0;&quot;&quot;;[.H21]/[.$AB21])">
            <text:p/>
          </table:table-cell>
          <table:table-cell table:formula="of:=IF([.I21]/[.$AB21]=0;&quot;&quot;;[.I21]/[.$AB21])">
            <text:p/>
          </table:table-cell>
          <table:table-cell table:formula="of:=IF([.J21]/[.$AB21]=0;&quot;&quot;;[.J21]/[.$AB21])">
            <text:p/>
          </table:table-cell>
          <table:table-cell table:formula="of:=IF([.K21]/[.$AB21]=0;&quot;&quot;;[.K21]/[.$AB21])">
            <text:p/>
          </table:table-cell>
          <table:table-cell table:formula="of:=IF([.L21]/[.$AB21]=0;&quot;&quot;;[.L21]/[.$AB21])">
            <text:p/>
          </table:table-cell>
          <table:table-cell table:formula="of:=IF([.M21]/[.$AB21]=0;&quot;&quot;;[.M21]/[.$AB21])">
            <text:p/>
          </table:table-cell>
          <table:table-cell table:formula="of:=IF([.N21]/[.$AB21]=0;&quot;&quot;;[.N21]/[.$AB21])">
            <text:p/>
          </table:table-cell>
          <table:table-cell table:formula="of:=IF([.O21]/[.$AB21]=0;&quot;&quot;;[.O21]/[.$AB21])">
            <text:p/>
          </table:table-cell>
          <table:table-cell table:formula="of:=IF([.P21]/[.$AB21]=0;&quot;&quot;;[.P21]/[.$AB21])">
            <text:p/>
          </table:table-cell>
          <table:table-cell table:formula="of:=IF([.Q21]/[.$AB21]=0;&quot;&quot;;[.Q21]/[.$AB21])">
            <text:p/>
          </table:table-cell>
          <table:table-cell table:formula="of:=IF([.R21]/[.$AB21]=0;&quot;&quot;;[.R21]/[.$AB21])">
            <text:p/>
          </table:table-cell>
          <table:table-cell table:style-name="ce5" table:formula="of:=IF([.S21]/[.$AB21]=0;&quot;&quot;;[.S21]/[.$AB21])" office:value-type="float" office:value="1" calcext:value-type="float">
            <text:p>1.00</text:p>
          </table:table-cell>
          <table:table-cell table:formula="of:=IF([.T21]/[.$AB21]=0;&quot;&quot;;[.T21]/[.$AB21])">
            <text:p/>
          </table:table-cell>
          <table:table-cell table:formula="of:=IF([.U21]/[.$AB21]=0;&quot;&quot;;[.U21]/[.$AB21])">
            <text:p/>
          </table:table-cell>
          <table:table-cell table:formula="of:=IF([.V21]/[.$AB21]=0;&quot;&quot;;[.V21]/[.$AB21])">
            <text:p/>
          </table:table-cell>
          <table:table-cell table:formula="of:=IF([.W21]/[.$AB21]=0;&quot;&quot;;[.W21]/[.$AB21])">
            <text:p/>
          </table:table-cell>
          <table:table-cell table:formula="of:=IF([.X21]/[.$AB21]=0;&quot;&quot;;[.X21]/[.$AB21])">
            <text:p/>
          </table:table-cell>
          <table:table-cell table:formula="of:=IF([.Y21]/[.$AB21]=0;&quot;&quot;;[.Y21]/[.$AB21])">
            <text:p/>
          </table:table-cell>
          <table:table-cell table:formula="of:=IF([.Z21]/[.$AB21]=0;&quot;&quot;;[.Z21]/[.$AB21])">
            <text:p/>
          </table:table-cell>
          <table:table-cell table:formula="of:=IF([.AA21]/[.$AB21]=0;&quot;&quot;;[.AA21]/[.$AB21])">
            <text:p/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</text:p>
          </table:table-cell>
          <table:table-cell table:formula="of:=IF([.B22]/[.$AB22]=0;&quot;&quot;;[.B22]/[.$AB22])" office:value-type="float" office:value="0.0526315789473684" calcext:value-type="float">
            <text:p>0.05</text:p>
          </table:table-cell>
          <table:table-cell table:formula="of:=IF([.C22]/[.$AB22]=0;&quot;&quot;;[.C22]/[.$AB22])">
            <text:p/>
          </table:table-cell>
          <table:table-cell table:formula="of:=IF([.D22]/[.$AB22]=0;&quot;&quot;;[.D22]/[.$AB22])">
            <text:p/>
          </table:table-cell>
          <table:table-cell table:formula="of:=IF([.E22]/[.$AB22]=0;&quot;&quot;;[.E22]/[.$AB22])">
            <text:p/>
          </table:table-cell>
          <table:table-cell table:formula="of:=IF([.F22]/[.$AB22]=0;&quot;&quot;;[.F22]/[.$AB22])" office:value-type="float" office:value="0.105263157894737" calcext:value-type="float">
            <text:p>0.11</text:p>
          </table:table-cell>
          <table:table-cell table:formula="of:=IF([.G22]/[.$AB22]=0;&quot;&quot;;[.G22]/[.$AB22])">
            <text:p/>
          </table:table-cell>
          <table:table-cell table:formula="of:=IF([.H22]/[.$AB22]=0;&quot;&quot;;[.H22]/[.$AB22])">
            <text:p/>
          </table:table-cell>
          <table:table-cell table:formula="of:=IF([.I22]/[.$AB22]=0;&quot;&quot;;[.I22]/[.$AB22])">
            <text:p/>
          </table:table-cell>
          <table:table-cell table:formula="of:=IF([.J22]/[.$AB22]=0;&quot;&quot;;[.J22]/[.$AB22])">
            <text:p/>
          </table:table-cell>
          <table:table-cell table:formula="of:=IF([.K22]/[.$AB22]=0;&quot;&quot;;[.K22]/[.$AB22])">
            <text:p/>
          </table:table-cell>
          <table:table-cell table:formula="of:=IF([.L22]/[.$AB22]=0;&quot;&quot;;[.L22]/[.$AB22])">
            <text:p/>
          </table:table-cell>
          <table:table-cell table:formula="of:=IF([.M22]/[.$AB22]=0;&quot;&quot;;[.M22]/[.$AB22])">
            <text:p/>
          </table:table-cell>
          <table:table-cell table:formula="of:=IF([.N22]/[.$AB22]=0;&quot;&quot;;[.N22]/[.$AB22])">
            <text:p/>
          </table:table-cell>
          <table:table-cell table:formula="of:=IF([.O22]/[.$AB22]=0;&quot;&quot;;[.O22]/[.$AB22])" office:value-type="float" office:value="0.0526315789473684" calcext:value-type="float">
            <text:p>0.05</text:p>
          </table:table-cell>
          <table:table-cell table:formula="of:=IF([.P22]/[.$AB22]=0;&quot;&quot;;[.P22]/[.$AB22])" office:value-type="float" office:value="0.210526315789474" calcext:value-type="float">
            <text:p>0.21</text:p>
          </table:table-cell>
          <table:table-cell table:formula="of:=IF([.Q22]/[.$AB22]=0;&quot;&quot;;[.Q22]/[.$AB22])">
            <text:p/>
          </table:table-cell>
          <table:table-cell table:formula="of:=IF([.R22]/[.$AB22]=0;&quot;&quot;;[.R22]/[.$AB22])">
            <text:p/>
          </table:table-cell>
          <table:table-cell table:formula="of:=IF([.S22]/[.$AB22]=0;&quot;&quot;;[.S22]/[.$AB22])">
            <text:p/>
          </table:table-cell>
          <table:table-cell table:style-name="ce5" table:formula="of:=IF([.T22]/[.$AB22]=0;&quot;&quot;;[.T22]/[.$AB22])" office:value-type="float" office:value="0.578947368421053" calcext:value-type="float">
            <text:p>0.58</text:p>
          </table:table-cell>
          <table:table-cell table:formula="of:=IF([.U22]/[.$AB22]=0;&quot;&quot;;[.U22]/[.$AB22])">
            <text:p/>
          </table:table-cell>
          <table:table-cell table:formula="of:=IF([.V22]/[.$AB22]=0;&quot;&quot;;[.V22]/[.$AB22])">
            <text:p/>
          </table:table-cell>
          <table:table-cell table:formula="of:=IF([.W22]/[.$AB22]=0;&quot;&quot;;[.W22]/[.$AB22])">
            <text:p/>
          </table:table-cell>
          <table:table-cell table:formula="of:=IF([.X22]/[.$AB22]=0;&quot;&quot;;[.X22]/[.$AB22])">
            <text:p/>
          </table:table-cell>
          <table:table-cell table:formula="of:=IF([.Y22]/[.$AB22]=0;&quot;&quot;;[.Y22]/[.$AB22])">
            <text:p/>
          </table:table-cell>
          <table:table-cell table:formula="of:=IF([.Z22]/[.$AB22]=0;&quot;&quot;;[.Z22]/[.$AB22])">
            <text:p/>
          </table:table-cell>
          <table:table-cell table:formula="of:=IF([.AA22]/[.$AB22]=0;&quot;&quot;;[.AA22]/[.$AB22])">
            <text:p/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</text:p>
          </table:table-cell>
          <table:table-cell table:formula="of:=IF([.B23]/[.$AB23]=0;&quot;&quot;;[.B23]/[.$AB23])" office:value-type="float" office:value="0.333333333333333" calcext:value-type="float">
            <text:p>0.33</text:p>
          </table:table-cell>
          <table:table-cell table:formula="of:=IF([.C23]/[.$AB23]=0;&quot;&quot;;[.C23]/[.$AB23])">
            <text:p/>
          </table:table-cell>
          <table:table-cell table:formula="of:=IF([.D23]/[.$AB23]=0;&quot;&quot;;[.D23]/[.$AB23])">
            <text:p/>
          </table:table-cell>
          <table:table-cell table:formula="of:=IF([.E23]/[.$AB23]=0;&quot;&quot;;[.E23]/[.$AB23])">
            <text:p/>
          </table:table-cell>
          <table:table-cell table:formula="of:=IF([.F23]/[.$AB23]=0;&quot;&quot;;[.F23]/[.$AB23])">
            <text:p/>
          </table:table-cell>
          <table:table-cell table:formula="of:=IF([.G23]/[.$AB23]=0;&quot;&quot;;[.G23]/[.$AB23])">
            <text:p/>
          </table:table-cell>
          <table:table-cell table:formula="of:=IF([.H23]/[.$AB23]=0;&quot;&quot;;[.H23]/[.$AB23])">
            <text:p/>
          </table:table-cell>
          <table:table-cell table:formula="of:=IF([.I23]/[.$AB23]=0;&quot;&quot;;[.I23]/[.$AB23])">
            <text:p/>
          </table:table-cell>
          <table:table-cell table:formula="of:=IF([.J23]/[.$AB23]=0;&quot;&quot;;[.J23]/[.$AB23])">
            <text:p/>
          </table:table-cell>
          <table:table-cell table:formula="of:=IF([.K23]/[.$AB23]=0;&quot;&quot;;[.K23]/[.$AB23])">
            <text:p/>
          </table:table-cell>
          <table:table-cell table:formula="of:=IF([.L23]/[.$AB23]=0;&quot;&quot;;[.L23]/[.$AB23])">
            <text:p/>
          </table:table-cell>
          <table:table-cell table:formula="of:=IF([.M23]/[.$AB23]=0;&quot;&quot;;[.M23]/[.$AB23])">
            <text:p/>
          </table:table-cell>
          <table:table-cell table:formula="of:=IF([.N23]/[.$AB23]=0;&quot;&quot;;[.N23]/[.$AB23])">
            <text:p/>
          </table:table-cell>
          <table:table-cell table:formula="of:=IF([.O23]/[.$AB23]=0;&quot;&quot;;[.O23]/[.$AB23])">
            <text:p/>
          </table:table-cell>
          <table:table-cell table:formula="of:=IF([.P23]/[.$AB23]=0;&quot;&quot;;[.P23]/[.$AB23])" office:value-type="float" office:value="0.0833333333333333" calcext:value-type="float">
            <text:p>0.08</text:p>
          </table:table-cell>
          <table:table-cell table:formula="of:=IF([.Q23]/[.$AB23]=0;&quot;&quot;;[.Q23]/[.$AB23])">
            <text:p/>
          </table:table-cell>
          <table:table-cell table:formula="of:=IF([.R23]/[.$AB23]=0;&quot;&quot;;[.R23]/[.$AB23])">
            <text:p/>
          </table:table-cell>
          <table:table-cell table:formula="of:=IF([.S23]/[.$AB23]=0;&quot;&quot;;[.S23]/[.$AB23])">
            <text:p/>
          </table:table-cell>
          <table:table-cell table:formula="of:=IF([.T23]/[.$AB23]=0;&quot;&quot;;[.T23]/[.$AB23])" office:value-type="float" office:value="0.0833333333333333" calcext:value-type="float">
            <text:p>0.08</text:p>
          </table:table-cell>
          <table:table-cell table:style-name="ce5" table:formula="of:=IF([.U23]/[.$AB23]=0;&quot;&quot;;[.U23]/[.$AB23])" office:value-type="float" office:value="0.416666666666667" calcext:value-type="float">
            <text:p>0.42</text:p>
          </table:table-cell>
          <table:table-cell table:formula="of:=IF([.V23]/[.$AB23]=0;&quot;&quot;;[.V23]/[.$AB23])">
            <text:p/>
          </table:table-cell>
          <table:table-cell table:formula="of:=IF([.W23]/[.$AB23]=0;&quot;&quot;;[.W23]/[.$AB23])">
            <text:p/>
          </table:table-cell>
          <table:table-cell table:formula="of:=IF([.X23]/[.$AB23]=0;&quot;&quot;;[.X23]/[.$AB23])">
            <text:p/>
          </table:table-cell>
          <table:table-cell table:formula="of:=IF([.Y23]/[.$AB23]=0;&quot;&quot;;[.Y23]/[.$AB23])" office:value-type="float" office:value="0.0833333333333333" calcext:value-type="float">
            <text:p>0.08</text:p>
          </table:table-cell>
          <table:table-cell table:formula="of:=IF([.Z23]/[.$AB23]=0;&quot;&quot;;[.Z23]/[.$AB23])">
            <text:p/>
          </table:table-cell>
          <table:table-cell table:formula="of:=IF([.AA23]/[.$AB23]=0;&quot;&quot;;[.AA23]/[.$AB23])">
            <text:p/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</text:p>
          </table:table-cell>
          <table:table-cell table:formula="of:=IF([.B24]/[.$AB24]=0;&quot;&quot;;[.B24]/[.$AB24])">
            <text:p/>
          </table:table-cell>
          <table:table-cell table:formula="of:=IF([.C24]/[.$AB24]=0;&quot;&quot;;[.C24]/[.$AB24])">
            <text:p/>
          </table:table-cell>
          <table:table-cell table:formula="of:=IF([.D24]/[.$AB24]=0;&quot;&quot;;[.D24]/[.$AB24])">
            <text:p/>
          </table:table-cell>
          <table:table-cell table:formula="of:=IF([.E24]/[.$AB24]=0;&quot;&quot;;[.E24]/[.$AB24])">
            <text:p/>
          </table:table-cell>
          <table:table-cell table:formula="of:=IF([.F24]/[.$AB24]=0;&quot;&quot;;[.F24]/[.$AB24])">
            <text:p/>
          </table:table-cell>
          <table:table-cell table:formula="of:=IF([.G24]/[.$AB24]=0;&quot;&quot;;[.G24]/[.$AB24])">
            <text:p/>
          </table:table-cell>
          <table:table-cell table:formula="of:=IF([.H24]/[.$AB24]=0;&quot;&quot;;[.H24]/[.$AB24])">
            <text:p/>
          </table:table-cell>
          <table:table-cell table:formula="of:=IF([.I24]/[.$AB24]=0;&quot;&quot;;[.I24]/[.$AB24])">
            <text:p/>
          </table:table-cell>
          <table:table-cell table:formula="of:=IF([.J24]/[.$AB24]=0;&quot;&quot;;[.J24]/[.$AB24])">
            <text:p/>
          </table:table-cell>
          <table:table-cell table:formula="of:=IF([.K24]/[.$AB24]=0;&quot;&quot;;[.K24]/[.$AB24])">
            <text:p/>
          </table:table-cell>
          <table:table-cell table:formula="of:=IF([.L24]/[.$AB24]=0;&quot;&quot;;[.L24]/[.$AB24])" office:value-type="float" office:value="0.181818181818182" calcext:value-type="float">
            <text:p>0.18</text:p>
          </table:table-cell>
          <table:table-cell table:formula="of:=IF([.M24]/[.$AB24]=0;&quot;&quot;;[.M24]/[.$AB24])">
            <text:p/>
          </table:table-cell>
          <table:table-cell table:formula="of:=IF([.N24]/[.$AB24]=0;&quot;&quot;;[.N24]/[.$AB24])">
            <text:p/>
          </table:table-cell>
          <table:table-cell table:formula="of:=IF([.O24]/[.$AB24]=0;&quot;&quot;;[.O24]/[.$AB24])">
            <text:p/>
          </table:table-cell>
          <table:table-cell table:formula="of:=IF([.P24]/[.$AB24]=0;&quot;&quot;;[.P24]/[.$AB24])">
            <text:p/>
          </table:table-cell>
          <table:table-cell table:formula="of:=IF([.Q24]/[.$AB24]=0;&quot;&quot;;[.Q24]/[.$AB24])">
            <text:p/>
          </table:table-cell>
          <table:table-cell table:formula="of:=IF([.R24]/[.$AB24]=0;&quot;&quot;;[.R24]/[.$AB24])">
            <text:p/>
          </table:table-cell>
          <table:table-cell table:formula="of:=IF([.S24]/[.$AB24]=0;&quot;&quot;;[.S24]/[.$AB24])">
            <text:p/>
          </table:table-cell>
          <table:table-cell table:formula="of:=IF([.T24]/[.$AB24]=0;&quot;&quot;;[.T24]/[.$AB24])">
            <text:p/>
          </table:table-cell>
          <table:table-cell table:formula="of:=IF([.U24]/[.$AB24]=0;&quot;&quot;;[.U24]/[.$AB24])">
            <text:p/>
          </table:table-cell>
          <table:table-cell table:style-name="ce5" table:formula="of:=IF([.V24]/[.$AB24]=0;&quot;&quot;;[.V24]/[.$AB24])" office:value-type="float" office:value="0.818181818181818" calcext:value-type="float">
            <text:p>0.82</text:p>
          </table:table-cell>
          <table:table-cell table:formula="of:=IF([.W24]/[.$AB24]=0;&quot;&quot;;[.W24]/[.$AB24])">
            <text:p/>
          </table:table-cell>
          <table:table-cell table:formula="of:=IF([.X24]/[.$AB24]=0;&quot;&quot;;[.X24]/[.$AB24])">
            <text:p/>
          </table:table-cell>
          <table:table-cell table:formula="of:=IF([.Y24]/[.$AB24]=0;&quot;&quot;;[.Y24]/[.$AB24])">
            <text:p/>
          </table:table-cell>
          <table:table-cell table:formula="of:=IF([.Z24]/[.$AB24]=0;&quot;&quot;;[.Z24]/[.$AB24])">
            <text:p/>
          </table:table-cell>
          <table:table-cell table:formula="of:=IF([.AA24]/[.$AB24]=0;&quot;&quot;;[.AA24]/[.$AB24])">
            <text:p/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</text:p>
          </table:table-cell>
          <table:table-cell table:formula="of:=IF([.B25]/[.$AB25]=0;&quot;&quot;;[.B25]/[.$AB25])">
            <text:p/>
          </table:table-cell>
          <table:table-cell table:formula="of:=IF([.C25]/[.$AB25]=0;&quot;&quot;;[.C25]/[.$AB25])">
            <text:p/>
          </table:table-cell>
          <table:table-cell table:formula="of:=IF([.D25]/[.$AB25]=0;&quot;&quot;;[.D25]/[.$AB25])">
            <text:p/>
          </table:table-cell>
          <table:table-cell table:formula="of:=IF([.E25]/[.$AB25]=0;&quot;&quot;;[.E25]/[.$AB25])">
            <text:p/>
          </table:table-cell>
          <table:table-cell table:formula="of:=IF([.F25]/[.$AB25]=0;&quot;&quot;;[.F25]/[.$AB25])">
            <text:p/>
          </table:table-cell>
          <table:table-cell table:formula="of:=IF([.G25]/[.$AB25]=0;&quot;&quot;;[.G25]/[.$AB25])">
            <text:p/>
          </table:table-cell>
          <table:table-cell table:formula="of:=IF([.H25]/[.$AB25]=0;&quot;&quot;;[.H25]/[.$AB25])">
            <text:p/>
          </table:table-cell>
          <table:table-cell table:formula="of:=IF([.I25]/[.$AB25]=0;&quot;&quot;;[.I25]/[.$AB25])">
            <text:p/>
          </table:table-cell>
          <table:table-cell table:formula="of:=IF([.J25]/[.$AB25]=0;&quot;&quot;;[.J25]/[.$AB25])">
            <text:p/>
          </table:table-cell>
          <table:table-cell table:formula="of:=IF([.K25]/[.$AB25]=0;&quot;&quot;;[.K25]/[.$AB25])">
            <text:p/>
          </table:table-cell>
          <table:table-cell table:formula="of:=IF([.L25]/[.$AB25]=0;&quot;&quot;;[.L25]/[.$AB25])">
            <text:p/>
          </table:table-cell>
          <table:table-cell table:formula="of:=IF([.M25]/[.$AB25]=0;&quot;&quot;;[.M25]/[.$AB25])">
            <text:p/>
          </table:table-cell>
          <table:table-cell table:formula="of:=IF([.N25]/[.$AB25]=0;&quot;&quot;;[.N25]/[.$AB25])">
            <text:p/>
          </table:table-cell>
          <table:table-cell table:formula="of:=IF([.O25]/[.$AB25]=0;&quot;&quot;;[.O25]/[.$AB25])">
            <text:p/>
          </table:table-cell>
          <table:table-cell table:formula="of:=IF([.P25]/[.$AB25]=0;&quot;&quot;;[.P25]/[.$AB25])">
            <text:p/>
          </table:table-cell>
          <table:table-cell table:formula="of:=IF([.Q25]/[.$AB25]=0;&quot;&quot;;[.Q25]/[.$AB25])">
            <text:p/>
          </table:table-cell>
          <table:table-cell table:formula="of:=IF([.R25]/[.$AB25]=0;&quot;&quot;;[.R25]/[.$AB25])">
            <text:p/>
          </table:table-cell>
          <table:table-cell table:formula="of:=IF([.S25]/[.$AB25]=0;&quot;&quot;;[.S25]/[.$AB25])">
            <text:p/>
          </table:table-cell>
          <table:table-cell table:formula="of:=IF([.T25]/[.$AB25]=0;&quot;&quot;;[.T25]/[.$AB25])">
            <text:p/>
          </table:table-cell>
          <table:table-cell table:formula="of:=IF([.U25]/[.$AB25]=0;&quot;&quot;;[.U25]/[.$AB25])">
            <text:p/>
          </table:table-cell>
          <table:table-cell table:formula="of:=IF([.V25]/[.$AB25]=0;&quot;&quot;;[.V25]/[.$AB25])">
            <text:p/>
          </table:table-cell>
          <table:table-cell table:style-name="ce5" table:formula="of:=IF([.W25]/[.$AB25]=0;&quot;&quot;;[.W25]/[.$AB25])" office:value-type="float" office:value="1" calcext:value-type="float">
            <text:p>1.00</text:p>
          </table:table-cell>
          <table:table-cell table:formula="of:=IF([.X25]/[.$AB25]=0;&quot;&quot;;[.X25]/[.$AB25])">
            <text:p/>
          </table:table-cell>
          <table:table-cell table:formula="of:=IF([.Y25]/[.$AB25]=0;&quot;&quot;;[.Y25]/[.$AB25])">
            <text:p/>
          </table:table-cell>
          <table:table-cell table:formula="of:=IF([.Z25]/[.$AB25]=0;&quot;&quot;;[.Z25]/[.$AB25])">
            <text:p/>
          </table:table-cell>
          <table:table-cell table:formula="of:=IF([.AA25]/[.$AB25]=0;&quot;&quot;;[.AA25]/[.$AB25])">
            <text:p/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</text:p>
          </table:table-cell>
          <table:table-cell table:formula="of:=IF([.B26]/[.$AB26]=0;&quot;&quot;;[.B26]/[.$AB26])">
            <text:p/>
          </table:table-cell>
          <table:table-cell table:formula="of:=IF([.C26]/[.$AB26]=0;&quot;&quot;;[.C26]/[.$AB26])">
            <text:p/>
          </table:table-cell>
          <table:table-cell table:formula="of:=IF([.D26]/[.$AB26]=0;&quot;&quot;;[.D26]/[.$AB26])">
            <text:p/>
          </table:table-cell>
          <table:table-cell table:formula="of:=IF([.E26]/[.$AB26]=0;&quot;&quot;;[.E26]/[.$AB26])">
            <text:p/>
          </table:table-cell>
          <table:table-cell table:formula="of:=IF([.F26]/[.$AB26]=0;&quot;&quot;;[.F26]/[.$AB26])">
            <text:p/>
          </table:table-cell>
          <table:table-cell table:formula="of:=IF([.G26]/[.$AB26]=0;&quot;&quot;;[.G26]/[.$AB26])">
            <text:p/>
          </table:table-cell>
          <table:table-cell table:formula="of:=IF([.H26]/[.$AB26]=0;&quot;&quot;;[.H26]/[.$AB26])">
            <text:p/>
          </table:table-cell>
          <table:table-cell table:formula="of:=IF([.I26]/[.$AB26]=0;&quot;&quot;;[.I26]/[.$AB26])">
            <text:p/>
          </table:table-cell>
          <table:table-cell table:formula="of:=IF([.J26]/[.$AB26]=0;&quot;&quot;;[.J26]/[.$AB26])">
            <text:p/>
          </table:table-cell>
          <table:table-cell table:formula="of:=IF([.K26]/[.$AB26]=0;&quot;&quot;;[.K26]/[.$AB26])">
            <text:p/>
          </table:table-cell>
          <table:table-cell table:formula="of:=IF([.L26]/[.$AB26]=0;&quot;&quot;;[.L26]/[.$AB26])">
            <text:p/>
          </table:table-cell>
          <table:table-cell table:formula="of:=IF([.M26]/[.$AB26]=0;&quot;&quot;;[.M26]/[.$AB26])">
            <text:p/>
          </table:table-cell>
          <table:table-cell table:formula="of:=IF([.N26]/[.$AB26]=0;&quot;&quot;;[.N26]/[.$AB26])">
            <text:p/>
          </table:table-cell>
          <table:table-cell table:formula="of:=IF([.O26]/[.$AB26]=0;&quot;&quot;;[.O26]/[.$AB26])">
            <text:p/>
          </table:table-cell>
          <table:table-cell table:formula="of:=IF([.P26]/[.$AB26]=0;&quot;&quot;;[.P26]/[.$AB26])">
            <text:p/>
          </table:table-cell>
          <table:table-cell table:formula="of:=IF([.Q26]/[.$AB26]=0;&quot;&quot;;[.Q26]/[.$AB26])">
            <text:p/>
          </table:table-cell>
          <table:table-cell table:formula="of:=IF([.R26]/[.$AB26]=0;&quot;&quot;;[.R26]/[.$AB26])">
            <text:p/>
          </table:table-cell>
          <table:table-cell table:formula="of:=IF([.S26]/[.$AB26]=0;&quot;&quot;;[.S26]/[.$AB26])">
            <text:p/>
          </table:table-cell>
          <table:table-cell table:formula="of:=IF([.T26]/[.$AB26]=0;&quot;&quot;;[.T26]/[.$AB26])">
            <text:p/>
          </table:table-cell>
          <table:table-cell table:formula="of:=IF([.U26]/[.$AB26]=0;&quot;&quot;;[.U26]/[.$AB26])">
            <text:p/>
          </table:table-cell>
          <table:table-cell table:formula="of:=IF([.V26]/[.$AB26]=0;&quot;&quot;;[.V26]/[.$AB26])">
            <text:p/>
          </table:table-cell>
          <table:table-cell table:formula="of:=IF([.W26]/[.$AB26]=0;&quot;&quot;;[.W26]/[.$AB26])">
            <text:p/>
          </table:table-cell>
          <table:table-cell table:style-name="ce5" table:formula="of:=IF([.X26]/[.$AB26]=0;&quot;&quot;;[.X26]/[.$AB26])" office:value-type="float" office:value="1" calcext:value-type="float">
            <text:p>1.00</text:p>
          </table:table-cell>
          <table:table-cell table:formula="of:=IF([.Y26]/[.$AB26]=0;&quot;&quot;;[.Y26]/[.$AB26])">
            <text:p/>
          </table:table-cell>
          <table:table-cell table:formula="of:=IF([.Z26]/[.$AB26]=0;&quot;&quot;;[.Z26]/[.$AB26])">
            <text:p/>
          </table:table-cell>
          <table:table-cell table:formula="of:=IF([.AA26]/[.$AB26]=0;&quot;&quot;;[.AA26]/[.$AB26])">
            <text:p/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 table:formula="of:=IF([.B27]/[.$AB27]=0;&quot;&quot;;[.B27]/[.$AB27])">
            <text:p/>
          </table:table-cell>
          <table:table-cell table:formula="of:=IF([.C27]/[.$AB27]=0;&quot;&quot;;[.C27]/[.$AB27])">
            <text:p/>
          </table:table-cell>
          <table:table-cell table:formula="of:=IF([.D27]/[.$AB27]=0;&quot;&quot;;[.D27]/[.$AB27])">
            <text:p/>
          </table:table-cell>
          <table:table-cell table:formula="of:=IF([.E27]/[.$AB27]=0;&quot;&quot;;[.E27]/[.$AB27])">
            <text:p/>
          </table:table-cell>
          <table:table-cell table:formula="of:=IF([.F27]/[.$AB27]=0;&quot;&quot;;[.F27]/[.$AB27])">
            <text:p/>
          </table:table-cell>
          <table:table-cell table:formula="of:=IF([.G27]/[.$AB27]=0;&quot;&quot;;[.G27]/[.$AB27])">
            <text:p/>
          </table:table-cell>
          <table:table-cell table:formula="of:=IF([.H27]/[.$AB27]=0;&quot;&quot;;[.H27]/[.$AB27])">
            <text:p/>
          </table:table-cell>
          <table:table-cell table:formula="of:=IF([.I27]/[.$AB27]=0;&quot;&quot;;[.I27]/[.$AB27])">
            <text:p/>
          </table:table-cell>
          <table:table-cell table:formula="of:=IF([.J27]/[.$AB27]=0;&quot;&quot;;[.J27]/[.$AB27])">
            <text:p/>
          </table:table-cell>
          <table:table-cell table:formula="of:=IF([.K27]/[.$AB27]=0;&quot;&quot;;[.K27]/[.$AB27])">
            <text:p/>
          </table:table-cell>
          <table:table-cell table:formula="of:=IF([.L27]/[.$AB27]=0;&quot;&quot;;[.L27]/[.$AB27])">
            <text:p/>
          </table:table-cell>
          <table:table-cell table:formula="of:=IF([.M27]/[.$AB27]=0;&quot;&quot;;[.M27]/[.$AB27])">
            <text:p/>
          </table:table-cell>
          <table:table-cell table:formula="of:=IF([.N27]/[.$AB27]=0;&quot;&quot;;[.N27]/[.$AB27])">
            <text:p/>
          </table:table-cell>
          <table:table-cell table:formula="of:=IF([.O27]/[.$AB27]=0;&quot;&quot;;[.O27]/[.$AB27])" office:value-type="float" office:value="0.0625" calcext:value-type="float">
            <text:p>0.06</text:p>
          </table:table-cell>
          <table:table-cell table:formula="of:=IF([.P27]/[.$AB27]=0;&quot;&quot;;[.P27]/[.$AB27])">
            <text:p/>
          </table:table-cell>
          <table:table-cell table:formula="of:=IF([.Q27]/[.$AB27]=0;&quot;&quot;;[.Q27]/[.$AB27])">
            <text:p/>
          </table:table-cell>
          <table:table-cell table:formula="of:=IF([.R27]/[.$AB27]=0;&quot;&quot;;[.R27]/[.$AB27])">
            <text:p/>
          </table:table-cell>
          <table:table-cell table:formula="of:=IF([.S27]/[.$AB27]=0;&quot;&quot;;[.S27]/[.$AB27])">
            <text:p/>
          </table:table-cell>
          <table:table-cell table:formula="of:=IF([.T27]/[.$AB27]=0;&quot;&quot;;[.T27]/[.$AB27])">
            <text:p/>
          </table:table-cell>
          <table:table-cell table:formula="of:=IF([.U27]/[.$AB27]=0;&quot;&quot;;[.U27]/[.$AB27])">
            <text:p/>
          </table:table-cell>
          <table:table-cell table:formula="of:=IF([.V27]/[.$AB27]=0;&quot;&quot;;[.V27]/[.$AB27])">
            <text:p/>
          </table:table-cell>
          <table:table-cell table:formula="of:=IF([.W27]/[.$AB27]=0;&quot;&quot;;[.W27]/[.$AB27])">
            <text:p/>
          </table:table-cell>
          <table:table-cell table:formula="of:=IF([.X27]/[.$AB27]=0;&quot;&quot;;[.X27]/[.$AB27])">
            <text:p/>
          </table:table-cell>
          <table:table-cell table:style-name="ce5" table:formula="of:=IF([.Y27]/[.$AB27]=0;&quot;&quot;;[.Y27]/[.$AB27])" office:value-type="float" office:value="0.9375" calcext:value-type="float">
            <text:p>0.94</text:p>
          </table:table-cell>
          <table:table-cell table:formula="of:=IF([.Z27]/[.$AB27]=0;&quot;&quot;;[.Z27]/[.$AB27])">
            <text:p/>
          </table:table-cell>
          <table:table-cell table:formula="of:=IF([.AA27]/[.$AB27]=0;&quot;&quot;;[.AA27]/[.$AB27])">
            <text:p/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</text:p>
          </table:table-cell>
          <table:table-cell table:formula="of:=IF([.B28]/[.$AB28]=0;&quot;&quot;;[.B28]/[.$AB28])">
            <text:p/>
          </table:table-cell>
          <table:table-cell table:formula="of:=IF([.C28]/[.$AB28]=0;&quot;&quot;;[.C28]/[.$AB28])">
            <text:p/>
          </table:table-cell>
          <table:table-cell table:formula="of:=IF([.D28]/[.$AB28]=0;&quot;&quot;;[.D28]/[.$AB28])">
            <text:p/>
          </table:table-cell>
          <table:table-cell table:formula="of:=IF([.E28]/[.$AB28]=0;&quot;&quot;;[.E28]/[.$AB28])">
            <text:p/>
          </table:table-cell>
          <table:table-cell table:formula="of:=IF([.F28]/[.$AB28]=0;&quot;&quot;;[.F28]/[.$AB28])">
            <text:p/>
          </table:table-cell>
          <table:table-cell table:formula="of:=IF([.G28]/[.$AB28]=0;&quot;&quot;;[.G28]/[.$AB28])">
            <text:p/>
          </table:table-cell>
          <table:table-cell table:formula="of:=IF([.H28]/[.$AB28]=0;&quot;&quot;;[.H28]/[.$AB28])">
            <text:p/>
          </table:table-cell>
          <table:table-cell table:formula="of:=IF([.I28]/[.$AB28]=0;&quot;&quot;;[.I28]/[.$AB28])">
            <text:p/>
          </table:table-cell>
          <table:table-cell table:formula="of:=IF([.J28]/[.$AB28]=0;&quot;&quot;;[.J28]/[.$AB28])">
            <text:p/>
          </table:table-cell>
          <table:table-cell table:formula="of:=IF([.K28]/[.$AB28]=0;&quot;&quot;;[.K28]/[.$AB28])" office:value-type="float" office:value="0.0666666666666667" calcext:value-type="float">
            <text:p>0.07</text:p>
          </table:table-cell>
          <table:table-cell table:formula="of:=IF([.L28]/[.$AB28]=0;&quot;&quot;;[.L28]/[.$AB28])">
            <text:p/>
          </table:table-cell>
          <table:table-cell table:formula="of:=IF([.M28]/[.$AB28]=0;&quot;&quot;;[.M28]/[.$AB28])">
            <text:p/>
          </table:table-cell>
          <table:table-cell table:formula="of:=IF([.N28]/[.$AB28]=0;&quot;&quot;;[.N28]/[.$AB28])">
            <text:p/>
          </table:table-cell>
          <table:table-cell table:formula="of:=IF([.O28]/[.$AB28]=0;&quot;&quot;;[.O28]/[.$AB28])">
            <text:p/>
          </table:table-cell>
          <table:table-cell table:formula="of:=IF([.P28]/[.$AB28]=0;&quot;&quot;;[.P28]/[.$AB28])">
            <text:p/>
          </table:table-cell>
          <table:table-cell table:formula="of:=IF([.Q28]/[.$AB28]=0;&quot;&quot;;[.Q28]/[.$AB28])">
            <text:p/>
          </table:table-cell>
          <table:table-cell table:formula="of:=IF([.R28]/[.$AB28]=0;&quot;&quot;;[.R28]/[.$AB28])">
            <text:p/>
          </table:table-cell>
          <table:table-cell table:formula="of:=IF([.S28]/[.$AB28]=0;&quot;&quot;;[.S28]/[.$AB28])">
            <text:p/>
          </table:table-cell>
          <table:table-cell table:formula="of:=IF([.T28]/[.$AB28]=0;&quot;&quot;;[.T28]/[.$AB28])">
            <text:p/>
          </table:table-cell>
          <table:table-cell table:formula="of:=IF([.U28]/[.$AB28]=0;&quot;&quot;;[.U28]/[.$AB28])">
            <text:p/>
          </table:table-cell>
          <table:table-cell table:formula="of:=IF([.V28]/[.$AB28]=0;&quot;&quot;;[.V28]/[.$AB28])">
            <text:p/>
          </table:table-cell>
          <table:table-cell table:formula="of:=IF([.W28]/[.$AB28]=0;&quot;&quot;;[.W28]/[.$AB28])">
            <text:p/>
          </table:table-cell>
          <table:table-cell table:formula="of:=IF([.X28]/[.$AB28]=0;&quot;&quot;;[.X28]/[.$AB28])">
            <text:p/>
          </table:table-cell>
          <table:table-cell table:formula="of:=IF([.Y28]/[.$AB28]=0;&quot;&quot;;[.Y28]/[.$AB28])">
            <text:p/>
          </table:table-cell>
          <table:table-cell table:style-name="ce5" table:formula="of:=IF([.Z28]/[.$AB28]=0;&quot;&quot;;[.Z28]/[.$AB28])" office:value-type="float" office:value="0.933333333333333" calcext:value-type="float">
            <text:p>0.93</text:p>
          </table:table-cell>
          <table:table-cell table:formula="of:=IF([.AA28]/[.$AB28]=0;&quot;&quot;;[.AA28]/[.$AB28])">
            <text:p/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Z</text:p>
          </table:table-cell>
          <table:table-cell table:formula="of:=IF([.B29]/[.$AB29]=0;&quot;&quot;;[.B29]/[.$AB29])">
            <text:p/>
          </table:table-cell>
          <table:table-cell table:formula="of:=IF([.C29]/[.$AB29]=0;&quot;&quot;;[.C29]/[.$AB29])">
            <text:p/>
          </table:table-cell>
          <table:table-cell table:formula="of:=IF([.D29]/[.$AB29]=0;&quot;&quot;;[.D29]/[.$AB29])">
            <text:p/>
          </table:table-cell>
          <table:table-cell table:formula="of:=IF([.E29]/[.$AB29]=0;&quot;&quot;;[.E29]/[.$AB29])">
            <text:p/>
          </table:table-cell>
          <table:table-cell table:formula="of:=IF([.F29]/[.$AB29]=0;&quot;&quot;;[.F29]/[.$AB29])">
            <text:p/>
          </table:table-cell>
          <table:table-cell table:formula="of:=IF([.G29]/[.$AB29]=0;&quot;&quot;;[.G29]/[.$AB29])">
            <text:p/>
          </table:table-cell>
          <table:table-cell table:formula="of:=IF([.H29]/[.$AB29]=0;&quot;&quot;;[.H29]/[.$AB29])">
            <text:p/>
          </table:table-cell>
          <table:table-cell table:formula="of:=IF([.I29]/[.$AB29]=0;&quot;&quot;;[.I29]/[.$AB29])">
            <text:p/>
          </table:table-cell>
          <table:table-cell table:formula="of:=IF([.J29]/[.$AB29]=0;&quot;&quot;;[.J29]/[.$AB29])">
            <text:p/>
          </table:table-cell>
          <table:table-cell table:formula="of:=IF([.K29]/[.$AB29]=0;&quot;&quot;;[.K29]/[.$AB29])">
            <text:p/>
          </table:table-cell>
          <table:table-cell table:formula="of:=IF([.L29]/[.$AB29]=0;&quot;&quot;;[.L29]/[.$AB29])">
            <text:p/>
          </table:table-cell>
          <table:table-cell table:formula="of:=IF([.M29]/[.$AB29]=0;&quot;&quot;;[.M29]/[.$AB29])">
            <text:p/>
          </table:table-cell>
          <table:table-cell table:formula="of:=IF([.N29]/[.$AB29]=0;&quot;&quot;;[.N29]/[.$AB29])">
            <text:p/>
          </table:table-cell>
          <table:table-cell table:formula="of:=IF([.O29]/[.$AB29]=0;&quot;&quot;;[.O29]/[.$AB29])">
            <text:p/>
          </table:table-cell>
          <table:table-cell table:formula="of:=IF([.P29]/[.$AB29]=0;&quot;&quot;;[.P29]/[.$AB29])">
            <text:p/>
          </table:table-cell>
          <table:table-cell table:formula="of:=IF([.Q29]/[.$AB29]=0;&quot;&quot;;[.Q29]/[.$AB29])">
            <text:p/>
          </table:table-cell>
          <table:table-cell table:formula="of:=IF([.R29]/[.$AB29]=0;&quot;&quot;;[.R29]/[.$AB29])">
            <text:p/>
          </table:table-cell>
          <table:table-cell table:formula="of:=IF([.S29]/[.$AB29]=0;&quot;&quot;;[.S29]/[.$AB29])">
            <text:p/>
          </table:table-cell>
          <table:table-cell table:formula="of:=IF([.T29]/[.$AB29]=0;&quot;&quot;;[.T29]/[.$AB29])">
            <text:p/>
          </table:table-cell>
          <table:table-cell table:formula="of:=IF([.U29]/[.$AB29]=0;&quot;&quot;;[.U29]/[.$AB29])">
            <text:p/>
          </table:table-cell>
          <table:table-cell table:formula="of:=IF([.V29]/[.$AB29]=0;&quot;&quot;;[.V29]/[.$AB29])">
            <text:p/>
          </table:table-cell>
          <table:table-cell table:formula="of:=IF([.W29]/[.$AB29]=0;&quot;&quot;;[.W29]/[.$AB29])">
            <text:p/>
          </table:table-cell>
          <table:table-cell table:formula="of:=IF([.X29]/[.$AB29]=0;&quot;&quot;;[.X29]/[.$AB29])">
            <text:p/>
          </table:table-cell>
          <table:table-cell table:formula="of:=IF([.Y29]/[.$AB29]=0;&quot;&quot;;[.Y29]/[.$AB29])">
            <text:p/>
          </table:table-cell>
          <table:table-cell table:formula="of:=IF([.Z29]/[.$AB29]=0;&quot;&quot;;[.Z29]/[.$AB29])">
            <text:p/>
          </table:table-cell>
          <table:table-cell table:style-name="ce5" table:formula="of:=IF([.AA29]/[.$AB29]=0;&quot;&quot;;[.AA29]/[.$AB29])" office:value-type="float" office:value="1" calcext:value-type="float">
            <text:p>1.00</text:p>
          </table:table-cell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-00-0000</text:date>, <text:time style:data-style-name="N2" text:time-value="10:37:31.750733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5T10:44:28.948129036</dc:date>
    <dc:creator>Jerelyn Co</dc:creator>
    <meta:editing-duration>PT6M56S</meta:editing-duration>
    <meta:editing-cycles>3</meta:editing-cycles>
    <meta:generator>LibreOffice/5.0.5.2$Linux_X86_64 LibreOffice_project/00m0$Build-2</meta:generator>
    <meta:document-statistic meta:table-count="1" meta:cell-count="1512" meta:object-count="0"/>
  </office:meta>
</office:document-meta>
</file>